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text-properties fo:language="en" fo:country="US"/>
    </style:style>
    <style:style style:name="P3" style:family="paragraph" style:parent-style-name="List_20_Paragraph" style:list-style-name="WWNum2"/>
    <style:style style:name="P4" style:family="paragraph" style:parent-style-name="List_20_Paragraph" style:list-style-name="WWNum3"/>
    <style:style style:name="P5" style:family="paragraph" style:parent-style-name="List_20_Paragraph" style:list-style-name="WWNum4"/>
    <style:style style:name="P6" style:family="paragraph" style:parent-style-name="List_20_Paragraph" style:list-style-name="WWNum5"/>
    <style:style style:name="P7" style:family="paragraph" style:parent-style-name="List_20_Paragraph" style:list-style-name="WWNum6"/>
    <style:style style:name="P8" style:family="paragraph" style:parent-style-name="List_20_Paragraph" style:list-style-name="WWNum7"/>
    <style:style style:name="P9" style:family="paragraph" style:parent-style-name="List_20_Paragraph" style:list-style-name="WWNum8"/>
    <style:style style:name="P10" style:family="paragraph" style:parent-style-name="List_20_Paragraph" style:list-style-name="WWNum9"/>
    <style:style style:name="P11" style:family="paragraph" style:parent-style-name="List_20_Paragraph" style:list-style-name="WWNum10"/>
    <style:style style:name="P12" style:family="paragraph" style:parent-style-name="List_20_Paragraph" style:list-style-name="WWNum11"/>
    <style:style style:name="P13" style:family="paragraph" style:parent-style-name="List_20_Paragraph" style:list-style-name="WWNum12"/>
    <style:style style:name="P14" style:family="paragraph" style:parent-style-name="List_20_Paragraph" style:list-style-name="WWNum13"/>
    <style:style style:name="P15" style:family="paragraph" style:parent-style-name="List_20_Paragraph" style:list-style-name="WWNum14"/>
    <style:style style:name="P16" style:family="paragraph" style:parent-style-name="List_20_Paragraph" style:list-style-name="WWNum15"/>
    <style:style style:name="P17" style:family="paragraph" style:parent-style-name="List_20_Paragraph" style:list-style-name="WWNum18"/>
    <style:style style:name="P18" style:family="paragraph" style:parent-style-name="List_20_Paragraph" style:list-style-name="WWNum17"/>
    <style:style style:name="P19" style:family="paragraph" style:parent-style-name="List_20_Paragraph" style:list-style-name="WWNum16"/>
    <style:style style:name="P20" style:family="paragraph" style:parent-style-name="List_20_Paragraph" style:list-style-name="WWNum19"/>
    <style:style style:name="P21" style:family="paragraph" style:parent-style-name="List_20_Paragraph" style:list-style-name="WWNum20"/>
    <style:style style:name="P22" style:family="paragraph" style:parent-style-name="List_20_Paragraph" style:list-style-name="WWNum21"/>
    <style:style style:name="P23" style:family="paragraph" style:parent-style-name="List_20_Paragraph" style:list-style-name="WWNum22"/>
    <style:style style:name="P24" style:family="paragraph" style:parent-style-name="List_20_Paragraph" style:list-style-name="WWNum23"/>
    <style:style style:name="P25" style:family="paragraph" style:parent-style-name="List_20_Paragraph" style:list-style-name="WWNum24"/>
    <style:style style:name="P26" style:family="paragraph" style:parent-style-name="List_20_Paragraph" style:list-style-name="WWNum25"/>
    <style:style style:name="P27" style:family="paragraph" style:parent-style-name="List_20_Paragraph" style:list-style-name="WWNum27"/>
    <style:style style:name="P28" style:family="paragraph" style:parent-style-name="List_20_Paragraph" style:list-style-name="WWNum28"/>
    <style:style style:name="P29" style:family="paragraph" style:parent-style-name="List_20_Paragraph" style:list-style-name="WWNum29"/>
    <style:style style:name="P30" style:family="paragraph" style:parent-style-name="List_20_Paragraph" style:list-style-name="WWNum30"/>
    <style:style style:name="P31" style:family="paragraph" style:parent-style-name="List_20_Paragraph" style:list-style-name="WWNum31"/>
    <style:style style:name="P32" style:family="paragraph" style:parent-style-name="List_20_Paragraph" style:list-style-name="WWNum32"/>
    <style:style style:name="P33" style:family="paragraph" style:parent-style-name="List_20_Paragraph" style:list-style-name="WWNum33"/>
    <style:style style:name="P34" style:family="paragraph" style:parent-style-name="List_20_Paragraph" style:list-style-name="WWNum34"/>
    <style:style style:name="P35" style:family="paragraph" style:parent-style-name="List_20_Paragraph" style:list-style-name="WWNum35"/>
    <style:style style:name="P36" style:family="paragraph" style:parent-style-name="List_20_Paragraph" style:list-style-name="L1"/>
    <style:style style:name="P37" style:family="paragraph" style:parent-style-name="List_20_Paragraph" style:list-style-name="L5"/>
    <style:style style:name="P38" style:family="paragraph" style:parent-style-name="List_20_Paragraph" style:list-style-name="L6"/>
    <style:style style:name="P39" style:family="paragraph" style:parent-style-name="List_20_Paragraph" style:list-style-name="L7"/>
    <style:style style:name="P40" style:family="paragraph" style:parent-style-name="List_20_Paragraph" style:list-style-name="L8"/>
    <style:style style:name="P41" style:family="paragraph" style:parent-style-name="List_20_Paragraph">
      <style:paragraph-properties fo:margin-left="1.2291in" fo:margin-right="0in" fo:text-indent="0in" style:auto-text-indent="false"/>
    </style:style>
    <style:style style:name="P42" style:family="paragraph" style:parent-style-name="List_20_Paragraph">
      <style:paragraph-properties fo:margin-left="1.2291in" fo:margin-right="0in" fo:text-indent="0in" style:auto-text-indent="false"/>
      <style:text-properties fo:language="en" fo:country="US"/>
    </style:style>
    <style:style style:name="P43" style:family="paragraph" style:parent-style-name="List_20_Paragraph">
      <style:paragraph-properties fo:margin-left="1.2311in" fo:margin-right="0in" fo:text-indent="0in" style:auto-text-indent="false"/>
    </style:style>
    <style:style style:name="P44" style:family="paragraph" style:parent-style-name="List_20_Paragraph">
      <style:paragraph-properties fo:padding="0.0291in" fo:border-left="none" fo:border-right="none" fo:border-top="none" fo:border-bottom="0.0008in solid #000000" style:join-border="false"/>
    </style:style>
    <style:style style:name="P45" style:family="paragraph" style:parent-style-name="List_20_Paragraph">
      <style:paragraph-properties fo:margin-left="0in" fo:margin-right="0in" fo:text-indent="0in" style:auto-text-indent="false"/>
    </style:style>
    <style:style style:name="P46" style:family="paragraph" style:parent-style-name="List_20_Paragraph" style:list-style-name="L8">
      <style:paragraph-properties fo:margin-left="0in" fo:margin-right="0in" fo:text-indent="0in" style:auto-text-indent="false"/>
    </style:style>
    <style:style style:name="P47" style:family="paragraph" style:parent-style-name="List_20_Paragraph" style:list-style-name="L9">
      <style:paragraph-properties fo:margin-left="0in" fo:margin-right="0in" fo:text-indent="0in" style:auto-text-indent="false"/>
    </style:style>
    <style:style style:name="P48" style:family="paragraph" style:parent-style-name="List_20_Paragraph">
      <style:paragraph-properties fo:margin-left="0in" fo:margin-right="0in" fo:text-indent="0in" style:auto-text-indent="false" style:border-line-width-bottom="0.0008in 0.0138in 0.0008in" fo:padding="0.0291in" fo:border-left="none" fo:border-right="none" fo:border-top="none" fo:border-bottom="0.0154in double #000000" style:join-border="false"/>
    </style:style>
    <style:style style:name="P49" style:family="paragraph" style:parent-style-name="List_20_Paragraph">
      <style:paragraph-properties fo:margin-left="0in" fo:margin-right="0in" fo:text-indent="0in" style:auto-text-indent="false" fo:padding="0.0291in" fo:border-left="none" fo:border-right="none" fo:border-top="none" fo:border-bottom="0.0008in solid #000000" style:join-border="false"/>
    </style:style>
    <style:style style:name="P50" style:family="paragraph" style:parent-style-name="Standard">
      <style:text-properties fo:language="en" fo:country="US"/>
    </style:style>
    <style:style style:name="P51" style:family="paragraph" style:parent-style-name="Standard">
      <style:paragraph-properties fo:margin-left="0.4917in" fo:margin-right="0in" fo:text-indent="0in" style:auto-text-indent="false"/>
    </style:style>
    <style:style style:name="P52" style:family="paragraph" style:parent-style-name="Standard">
      <style:paragraph-properties fo:margin-left="0.4917in" fo:margin-right="0in" fo:text-indent="0in" style:auto-text-indent="false"/>
      <style:text-properties fo:language="en" fo:country="US"/>
    </style:style>
    <style:style style:name="P53" style:family="paragraph" style:parent-style-name="Standard">
      <style:paragraph-properties fo:margin-left="0.4917in" fo:margin-right="0in" fo:text-indent="0in" style:auto-text-indent="false" fo:padding="0in" fo:border-left="none" fo:border-right="none" fo:border-top="none" fo:border-bottom="0.0102in solid #00000a"/>
      <style:text-properties fo:language="en" fo:country="US"/>
    </style:style>
    <style:style style:name="P54" style:family="paragraph" style:parent-style-name="Standard">
      <style:paragraph-properties fo:margin-left="0.9835in" fo:margin-right="0in" fo:text-indent="0in" style:auto-text-indent="false"/>
    </style:style>
    <style:style style:name="P55" style:family="paragraph" style:parent-style-name="Standard">
      <style:paragraph-properties fo:margin-left="0.9835in" fo:margin-right="0in" fo:text-indent="0in" style:auto-text-indent="false"/>
      <style:text-properties fo:language="en" fo:country="US"/>
    </style:style>
    <style:style style:name="P56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02in solid #00000a"/>
      <style:text-properties fo:language="en" fo:country="US"/>
    </style:style>
    <style:style style:name="P57" style:family="paragraph" style:parent-style-name="Standard">
      <style:paragraph-properties fo:margin-top="0in" fo:margin-bottom="0.139in" fo:line-height="115%" fo:text-align="start" style:justify-single-word="false" fo:padding-left="0in" fo:padding-right="0in" fo:padding-top="0in" fo:padding-bottom="0.0138in" fo:border-left="none" fo:border-right="none" fo:border-top="none" fo:border-bottom="0.0102in solid #00000a"/>
      <style:text-properties fo:language="en" fo:country="US"/>
    </style:style>
    <style:style style:name="P58" style:family="paragraph" style:parent-style-name="Standard">
      <style:paragraph-properties fo:margin-left="0.4898in" fo:margin-right="0in" fo:text-indent="0in" style:auto-text-indent="false"/>
    </style:style>
    <style:style style:name="P59" style:family="paragraph" style:parent-style-name="Standard">
      <style:paragraph-properties fo:margin-left="0.4898in" fo:margin-right="0in" fo:text-indent="0in" style:auto-text-indent="false"/>
      <style:text-properties fo:language="en" fo:country="US"/>
    </style:style>
    <style:style style:name="P60" style:family="paragraph" style:parent-style-name="Standard">
      <style:paragraph-properties fo:margin-left="0.4898in" fo:margin-right="0in" fo:text-indent="0in" style:auto-text-indent="false" fo:padding-left="0in" fo:padding-right="0in" fo:padding-top="0in" fo:padding-bottom="0.0138in" fo:border-left="none" fo:border-right="none" fo:border-top="none" fo:border-bottom="0.0102in solid #00000a"/>
      <style:text-properties fo:language="en" fo:country="US"/>
    </style:style>
    <style:style style:name="P61" style:family="paragraph" style:parent-style-name="Standard">
      <style:paragraph-properties fo:margin-left="0in" fo:margin-right="0in" fo:text-indent="0.4898in" style:auto-text-indent="false"/>
    </style:style>
    <style:style style:name="P62" style:family="paragraph" style:parent-style-name="Standard">
      <style:paragraph-properties style:border-line-width-bottom="0.0008in 0.0138in 0.0008in" fo:padding-left="0in" fo:padding-right="0in" fo:padding-top="0in" fo:padding-bottom="0.0138in" fo:border-left="none" fo:border-right="none" fo:border-top="none" fo:border-bottom="0.0154in double #00000a"/>
      <style:text-properties fo:language="en" fo:country="US"/>
    </style:style>
    <style:style style:name="P63" style:family="paragraph" style:parent-style-name="Standard">
      <style:paragraph-properties fo:margin-left="0.5in" fo:margin-right="0in" fo:text-indent="0in" style:auto-text-indent="false"/>
    </style:style>
    <style:style style:name="P64" style:family="paragraph" style:parent-style-name="Standard">
      <style:paragraph-properties fo:margin-left="0.5in" fo:margin-right="0in" fo:text-indent="0in" style:auto-text-indent="false"/>
      <style:text-properties fo:language="en" fo:country="US"/>
    </style:style>
    <style:style style:name="P65" style:family="paragraph" style:parent-style-name="Standard" style:master-page-name="Standard">
      <style:paragraph-properties style:page-number="auto"/>
      <style:text-properties fo:language="en" fo:country="US"/>
    </style:style>
    <style:style style:name="P66" style:family="paragraph" style:parent-style-name="Standard">
      <style:paragraph-properties fo:margin-left="0in" fo:margin-right="0in" fo:text-indent="0in" style:auto-text-indent="false"/>
    </style:style>
    <style:style style:name="P67" style:family="paragraph" style:parent-style-name="Standard">
      <style:paragraph-properties fo:margin-left="0in" fo:margin-right="0in" fo:text-indent="0in" style:auto-text-indent="false"/>
      <style:text-properties fo:language="en" fo:country="US"/>
    </style:style>
    <style:style style:name="P68" style:family="paragraph" style:parent-style-name="Standard">
      <style:paragraph-properties fo:margin-left="0in" fo:margin-right="0in" fo:text-indent="0in" style:auto-text-indent="false" style:border-line-width-bottom="0.0008in 0.0138in 0.0008in" fo:padding="0.0291in" fo:border-left="none" fo:border-right="none" fo:border-top="none" fo:border-bottom="0.0154in double #000000" style:join-border="false"/>
      <style:text-properties fo:language="en" fo:country="US"/>
    </style:style>
    <style:style style:name="P69" style:family="paragraph" style:parent-style-name="Standard">
      <style:paragraph-properties fo:margin-left="0in" fo:margin-right="0in" fo:text-indent="0in" style:auto-text-indent="false" style:border-line-width-bottom="0.0008in 0.0138in 0.0008in" fo:padding="0.0291in" fo:border-left="none" fo:border-right="none" fo:border-top="none" fo:border-bottom="0.0154in double #000000" style:join-border="false"/>
    </style:style>
    <style:style style:name="P70" style:family="paragraph" style:parent-style-name="Standard">
      <style:paragraph-properties fo:margin-left="0in" fo:margin-right="0in" fo:text-indent="0in" style:auto-text-indent="false" fo:padding="0.0291in" fo:border-left="none" fo:border-right="none" fo:border-top="none" fo:border-bottom="0.0008in solid #000000" style:join-border="false"/>
      <style:text-properties fo:language="en" fo:country="US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  <text:list xml:id="list6751378924329780609" text:style-name="WWNum1">
        <text:list-item>
          <text:p text:style-name="P1"><text:span text:style-name="T1">Slucaj upotrebe:</text:span></text:p>
        </text:list-item>
      </text:list>
      <text:p text:style-name="List_20_Paragraph"><text:span text:style-name="T1"><text:s/>Iniciranje naucnog skupa</text:span></text:p>
      <text:p text:style-name="P2"/>
      <text:p text:style-name="List_20_Paragraph"><text:span text:style-name="T1">Opis:</text:span></text:p>
      <text:p text:style-name="List_20_Paragraph"><text:span text:style-name="T1"><text:s/>Inicijativu za organizovanje naucnog skupa podnosi bilo koje lice sa nastavnim/naucnim zvanjem zaposleno na univerzitetu. Inicijativa se podnosi pismeno, u slobodnoj formi, prorektoru za naucnoistrazivacki rad I medjuuniverzitetsku saradnju. Predlog treba da sadrzi obrazlozenje potrebe za organizovanjem skupa, podrucje rada skupa, predlog Programskog odbora, okvirno vreme odrzavanja, procenu potrebnih sredstava I okvirnu ocenu zainteresovanosti za skup. Na osnovu predloga, Senat univerziteta donosi odluku o organizovanju naucnog skupa.</text:span></text:p>
      <text:p text:style-name="P2"/>
      <text:p text:style-name="List_20_Paragraph"><text:span text:style-name="T1">Akteri:</text:span></text:p>
      <text:list xml:id="list998239086379388093" text:style-name="WWNum2">
        <text:list-item>
          <text:p text:style-name="P3"><text:span text:style-name="T1">Naucno lice</text:span></text:p>
        </text:list-item>
        <text:list-item>
          <text:p text:style-name="P3"><text:span text:style-name="T1">Senat univerziteta</text:span></text:p>
        </text:list-item>
      </text:list>
      <text:p text:style-name="P42"/>
      <text:p text:style-name="Standard"><text:span text:style-name="T1"><text:s text:c="13"/>Preduslovi:</text:span></text:p>
      <text:list xml:id="list9024614603732662823" text:style-name="WWNum3">
        <text:list-item>
          <text:p text:style-name="P4"><text:span text:style-name="T1">Podnosilac inicijative je nastavno/naucno lice zaposleno na univerzitetu</text:span></text:p>
        </text:list-item>
        <text:list-item>
          <text:p text:style-name="P4"><text:span text:style-name="T1">Postoji interesovanje za predlozenu temu</text:span></text:p>
        </text:list-item>
        <text:list-item>
          <text:p text:style-name="P4"><text:span text:style-name="T1">Vremenski okvir I predlozeni budzet su prihvatljivi</text:span></text:p>
        </text:list-item>
      </text:list>
      <text:p text:style-name="P2"/>
      <text:p text:style-name="List_20_Paragraph"><text:span text:style-name="T1">Postuslovi:</text:span></text:p>
      <text:list xml:id="list3403389904046886776" text:style-name="WWNum4">
        <text:list-item>
          <text:p text:style-name="P5"><text:span text:style-name="T1">Doneta je odluka o odrzavanju naucnog skupa na predlozenu temu</text:span></text:p>
        </text:list-item>
      </text:list>
      <text:p text:style-name="P50"/>
      <text:p text:style-name="P51"><text:span text:style-name="T1">Glavni tok:</text:span></text:p>
      <text:list xml:id="list6880557518019094683" text:style-name="WWNum5">
        <text:list-item>
          <text:p text:style-name="P6"><text:span text:style-name="T1">Naucno lice salje predlog skupa prorektoru univerziteta</text:span></text:p>
        </text:list-item>
        <text:list-item>
          <text:p text:style-name="P6"><text:span text:style-name="T1">Prorektor iznosi predlog na sednici Senata univerziteta</text:span></text:p>
        </text:list-item>
        <text:list-item>
          <text:p text:style-name="P6"><text:span text:style-name="T1">Senat univerziteta donosi odluku o odrzavanju skupa na predlozenu temu</text:span></text:p>
        </text:list-item>
      </text:list>
      <text:p text:style-name="P52"/>
      <text:p text:style-name="P51"><text:span text:style-name="T1">Alternativni tokovi:</text:span></text:p>
      <text:p text:style-name="P51"><text:span text:style-name="T1"><text:tab/>A1) Lice koje je podnelo predlog nema potrebno zvanje. Slucaj upotrebe se zavrsava</text:span></text:p>
      <text:p text:style-name="P51"><text:span text:style-name="T1"><text:tab/>B1) Senat je procenio da nema dovoljno zainteresovanosti za temu. Slucaj upotrebe se <text:tab/><text:tab/><text:tab/>zavrsava</text:span></text:p>
      <text:p text:style-name="P51"><text:span text:style-name="T1"><text:tab/>C1) Senat je procenio da predlozeni vremenski okvir ili budzet nije odgovarajuci</text:span></text:p>
      <text:p text:style-name="P51"><text:span text:style-name="T1"><text:tab/>C2) Senat obavestava podnosioca predloga o nedostacima predloga</text:span></text:p>
      <text:p text:style-name="P51"><text:span text:style-name="T1"><text:tab/>C3) Ako podnosilac predloga izmeni neodgovarajuce stavke predloga, slucaj upotrebe se <text:tab/><text:tab/>nastavlja od koraka 1) glavnog toka, inace se slucaj upotrebe zavrsava</text:span></text:p>
      <text:p text:style-name="P52"/>
      <text:p text:style-name="P52">Ulazni elementi:</text:p>
      <text:p text:style-name="P52"><text:tab/>1) Inicijativa</text:p>
      <text:p text:style-name="P52"/>
      <text:p text:style-name="P52">Izlazni elementi:</text:p>
      <text:p text:style-name="P52"><text:tab/>1) Odluka o odrzavanju skupa</text:p>
      <text:p text:style-name="P52"/>
      <text:p text:style-name="P53"/>
      <text:p text:style-name="P52"/>
      <text:p text:style-name="P51"><text:span text:style-name="T1">??-(mozda spojiti u jedan slucaj upotrebe I izbrisati podslucajeve)</text:span></text:p>
      <text:p text:style-name="P52"/>
      <text:list xml:id="list26309661" text:continue-list="list3403389904046886776" text:style-name="WWNum4">
        <text:list-item>
          <text:p text:style-name="P5"><text:span text:style-name="T1">Slucaj upotrebe:</text:span></text:p>
        </text:list-item>
      </text:list>
      <text:p text:style-name="P41"><text:span text:style-name="T1">Odredjivanje organa skupa</text:span></text:p>
      <text:p text:style-name="P42"/>
      <text:p text:style-name="P41"><text:span text:style-name="T1">Akteri: </text:span></text:p>
      <text:list xml:id="list2143549740745491136" text:style-name="WWNum6">
        <text:list-item>
          <text:p text:style-name="P7"><text:span text:style-name="T1">Senat univerziteta</text:span></text:p>
        </text:list-item>
        <text:list-item>
          <text:p text:style-name="P7"><text:span text:style-name="T1">Organizacioni odbor</text:span></text:p>
        </text:list-item>
      </text:list>
      <text:p text:style-name="P50"/>
      <text:p text:style-name="P50"/>
      <text:p text:style-name="P54"><text:span text:style-name="T1"><text:s text:c="5"/>Podslucaj:</text:span></text:p>
      <text:p text:style-name="P54"><text:span text:style-name="T1"><text:tab/>Formiranje Organizacionog odbora</text:span></text:p>
      <text:p text:style-name="P55"/>
      <text:p text:style-name="P54"><text:span text:style-name="T1"><text:s text:c="5"/>Opis:</text:span></text:p>
      <text:p text:style-name="P54"><text:span text:style-name="T1"><text:tab/>Senat univerziteta na sednici odredjuje clanove Organizacionog odbora</text:span></text:p>
      <text:p text:style-name="P55"/>
      <text:p text:style-name="P54"><text:span text:style-name="T1"><text:s text:c="4"/>Akteri:</text:span></text:p>
      <text:list xml:id="list5830440913961838024" text:style-name="WWNum7">
        <text:list-item>
          <text:p text:style-name="P8"><text:soft-page-break/><text:span text:style-name="T1">Senat univerziteta</text:span></text:p>
        </text:list-item>
      </text:list>
      <text:p text:style-name="P50"/>
      <text:p text:style-name="P54"><text:span text:style-name="T1"><text:s text:c="3"/>Preduslovi:</text:span></text:p>
      <text:list xml:id="list4227069009764991641" text:style-name="WWNum8">
        <text:list-item>
          <text:p text:style-name="P9"><text:span text:style-name="T1">Senat univerziteta je odobrio odrzavanje naucnog skupa</text:span></text:p>
        </text:list-item>
      </text:list>
      <text:p text:style-name="P50"/>
      <text:p text:style-name="P54"><text:span text:style-name="T1"><text:s text:c="2"/>Postuslovi:</text:span></text:p>
      <text:list xml:id="list7845564938741788422" text:style-name="WWNum9">
        <text:list-item>
          <text:p text:style-name="P10"><text:span text:style-name="T1">Formiran je Organizacioni odbor</text:span></text:p>
        </text:list-item>
      </text:list>
      <text:p text:style-name="P50"/>
      <text:p text:style-name="P54"><text:span text:style-name="T1"><text:s text:c="3"/>Glavni tok: </text:span></text:p>
      <text:list xml:id="list3518196122128841304" text:style-name="WWNum10">
        <text:list-item>
          <text:p text:style-name="P11"><text:span text:style-name="T1">Senat univerziteta iznosi predlog liste clanova Organizacionog odbora</text:span></text:p>
        </text:list-item>
        <text:list-item>
          <text:p text:style-name="P11"><text:span text:style-name="T1">Senat univerziteta prihvata listu clanova Otganizacionog odbora</text:span></text:p>
        </text:list-item>
        <text:list-item>
          <text:p text:style-name="P11"><text:span text:style-name="T1">Senat razmatra kandidate za predsednika Organizacionog skupa</text:span></text:p>
        </text:list-item>
        <text:list-item>
          <text:p text:style-name="P11"><text:span text:style-name="T1">Senat bira predsednika Organizacionog skupa </text:span></text:p>
        </text:list-item>
      </text:list>
      <text:p text:style-name="P54"><text:span text:style-name="T1"><text:s/></text:span></text:p>
      <text:p text:style-name="P54"><text:span text:style-name="T1"><text:s text:c="3"/>Alternativni tokovi:</text:span></text:p>
      <text:p text:style-name="P54"><text:span text:style-name="T1"><text:tab/>A1) Ako lice koje je izabrano za clana Organizacionog odbora ne prihvati ovaj zadatak, slucaj upotrebe se nastavlja od koraka 1) glavnog toka.</text:span></text:p>
      <text:p text:style-name="P54"><text:span text:style-name="T1"><text:tab/>B1) Ako lice koje je izabrano za predsednika Organizacionog skupa ne prihvati ovaj zadatak, slucaj upotrebe se nastavlja od koraka 3) glavnog toka</text:span></text:p>
      <text:p text:style-name="P55"/>
      <text:p text:style-name="P55"/>
      <text:p text:style-name="P55"/>
      <text:p text:style-name="P54"><text:span text:style-name="T1">Podslucaj:</text:span></text:p>
      <text:p text:style-name="P54"><text:span text:style-name="T1"><text:tab/>Formiranje Programskog odbora</text:span></text:p>
      <text:p text:style-name="P55"/>
      <text:p text:style-name="P54"><text:span text:style-name="T1"><text:s text:c="5"/>Opis:</text:span></text:p>
      <text:p text:style-name="P54"><text:span text:style-name="T1"><text:tab/>Senat univerziteta na sednici odredjuje clanove Programskog odbora </text:span></text:p>
      <text:p text:style-name="P55"/>
      <text:p text:style-name="P54"><text:span text:style-name="T1"><text:s text:c="4"/>Akteri:</text:span></text:p>
      <text:list xml:id="list26323983" text:continue-list="list5830440913961838024" text:style-name="WWNum7">
        <text:list-item>
          <text:p text:style-name="P8"><text:span text:style-name="T1">Senat univerziteta</text:span></text:p>
        </text:list-item>
      </text:list>
      <text:p text:style-name="P50"/>
      <text:p text:style-name="P54"><text:span text:style-name="T1"><text:s text:c="3"/>Preduslovi:</text:span></text:p>
      <text:list xml:id="list26326930" text:continue-list="list4227069009764991641" text:style-name="WWNum8">
        <text:list-item>
          <text:p text:style-name="P9"><text:span text:style-name="T1">Senat univerziteta je odobrio odrzavanje naucnog skupa</text:span></text:p>
        </text:list-item>
      </text:list>
      <text:p text:style-name="P50"/>
      <text:p text:style-name="P54"><text:span text:style-name="T1"><text:s text:c="2"/>Postuslovi:</text:span></text:p>
      <text:list xml:id="list26327283" text:continue-list="list7845564938741788422" text:style-name="WWNum9">
        <text:list-item>
          <text:p text:style-name="P10"><text:span text:style-name="T1">Formiran je Programski odbor</text:span></text:p>
        </text:list-item>
      </text:list>
      <text:p text:style-name="P50"/>
      <text:p text:style-name="P54"><text:span text:style-name="T1"><text:s text:c="3"/>Glavni tok: </text:span></text:p>
      <text:list xml:id="list26300221" text:continue-list="list3518196122128841304" text:style-name="WWNum10">
        <text:list-item>
          <text:p text:style-name="P11"><text:span text:style-name="T1">Senat univerziteta iznosi predlog liste clanova Programskog odbora</text:span></text:p>
        </text:list-item>
        <text:list-item>
          <text:p text:style-name="P11"><text:span text:style-name="T1">Senat univerziteta prihvata listu clanova Programskog odbora</text:span></text:p>
        </text:list-item>
        <text:list-item>
          <text:p text:style-name="P11"><text:span text:style-name="T1">Senat razmatra kandidate za predsednika Programskog skupa</text:span></text:p>
        </text:list-item>
        <text:list-item>
          <text:p text:style-name="P11"><text:span text:style-name="T1">Senat bira predsednika Programskog skupa </text:span></text:p>
        </text:list-item>
      </text:list>
      <text:p text:style-name="P54"><text:span text:style-name="T1"><text:s/></text:span></text:p>
      <text:p text:style-name="P54"><text:span text:style-name="T1"><text:s text:c="3"/>Alternativni tokovi:</text:span></text:p>
      <text:p text:style-name="P54"><text:span text:style-name="T1"><text:tab/>A1) Ako lice koje je izabrano za clana Programskog odbora ne prihvati ovaj zadatak, slucaj upotrebe se nastavlja od koraka 1) glavnog toka.</text:span></text:p>
      <text:p text:style-name="P54"><text:span text:style-name="T1"><text:tab/>B1) Ako lice koje je izabrano za predsednika Programskog skupa ne prihvati ovaj zadatak, slucaj upotrebe se nastavlja od koraka 3) glavnog toka</text:span></text:p>
      <text:p text:style-name="P55"/>
      <text:p text:style-name="P55"/>
      <text:p text:style-name="P55"/>
      <text:p text:style-name="P54"><text:span text:style-name="T1">??-(mozda odvojiti u zaseban slucaj)</text:span></text:p>
      <text:p text:style-name="P55"/>
      <text:p text:style-name="P54"><text:span text:style-name="T1">Podslucaj:</text:span></text:p>
      <text:p text:style-name="P54"><text:span text:style-name="T1"><text:tab/>Imenovanje sekretara skupa</text:span></text:p>
      <text:p text:style-name="P55"/>
      <text:p text:style-name="P54"><text:span text:style-name="T1">Opis:</text:span></text:p>
      <text:list xml:id="list1802225996585978611" text:style-name="WWNum11">
        <text:list-item>
          <text:p text:style-name="P12"><text:span text:style-name="T1">Predsednik Organizacionog odbora imenuje sekretara skupa</text:span></text:p>
        </text:list-item>
      </text:list>
      <text:p text:style-name="P55"/>
      <text:p text:style-name="P54"><text:span text:style-name="T1">Akteri:</text:span></text:p>
      <text:list xml:id="list2871227968832819578" text:style-name="WWNum12">
        <text:list-item>
          <text:p text:style-name="P13"><text:span text:style-name="T1">Predsednik organizacionog odbora</text:span></text:p>
        </text:list-item>
      </text:list>
      <text:p text:style-name="P55"/>
      <text:p text:style-name="P54"><text:span text:style-name="T1">Preduslovi:</text:span></text:p>
      <text:list xml:id="list3146637633492481998" text:style-name="WWNum13">
        <text:list-item>
          <text:p text:style-name="P14"><text:soft-page-break/><text:span text:style-name="T1">Senat univerziteta je odredio predsednika Organizacionog odbora<text:tab/></text:span></text:p>
        </text:list-item>
      </text:list>
      <text:p text:style-name="P55"/>
      <text:p text:style-name="P54"><text:span text:style-name="T1">Postuslovi:</text:span></text:p>
      <text:list xml:id="list1095318843241156162" text:style-name="WWNum14">
        <text:list-item>
          <text:p text:style-name="P15"><text:span text:style-name="T1">Imenovan je sekretar skupa</text:span></text:p>
        </text:list-item>
      </text:list>
      <text:p text:style-name="P50"/>
      <text:p text:style-name="P54"><text:span text:style-name="T1">Glavni tok:</text:span></text:p>
      <text:list xml:id="list7386676592085687529" text:style-name="WWNum15">
        <text:list-item>
          <text:p text:style-name="P16"><text:span text:style-name="T1">Predsednik Organizacionog odbora imenuje sekretara skupa</text:span></text:p>
        </text:list-item>
      </text:list>
      <text:p text:style-name="P50"/>
      <text:p text:style-name="P54"><text:span text:style-name="T1">Alternativni tokovi:</text:span></text:p>
      <text:p text:style-name="P54"><text:span text:style-name="T1"><text:tab/>A1) Lice izabrano za sekretara skupa nije zainteresovano za taj posao. Ponavlja se korak 1)</text:span></text:p>
      <text:p text:style-name="P55"/>
      <text:p text:style-name="P55"/>
      <text:p text:style-name="P55"/>
      <text:p text:style-name="P55"/>
      <text:p text:style-name="P57"/>
      <text:p text:style-name="P55"/>
      <text:p text:style-name="Standard"><text:span text:style-name="T1">3) <text:s/>Slucaj upotrebe:</text:span></text:p>
      <text:p text:style-name="Standard"><text:span text:style-name="T1"><text:tab/>Utvrdjivanje teme skupa I izbor recenzenata</text:span></text:p>
      <text:p text:style-name="P50"/>
      <text:p text:style-name="Standard"><text:span text:style-name="T1"><text:s text:c="4"/>Opis:</text:span></text:p>
      <text:p text:style-name="Standard"><text:span text:style-name="T1"><text:tab/>Programski odbor odrzava prvu sednicu na kojoj utvrdjuje tacnu temu skupa I formira listu<text:tab/><text:tab/>potencijalnih recenzenata</text:span></text:p>
      <text:p text:style-name="P50"/>
      <text:p text:style-name="Standard"><text:span text:style-name="T1"><text:s text:c="4"/>Akteri:</text:span></text:p>
      <text:list xml:id="list4323535186189665362" text:style-name="WWNum18">
        <text:list-item>
          <text:p text:style-name="P17"><text:span text:style-name="T1">Programski odbor</text:span></text:p>
        </text:list-item>
      </text:list>
      <text:p text:style-name="Standard"><text:span text:style-name="T1"><text:s text:c="3"/>Preduslovi:</text:span></text:p>
      <text:list xml:id="list2482454209177262514" text:style-name="WWNum17">
        <text:list-item>
          <text:p text:style-name="P18"><text:span text:style-name="T1">Senat univerziteta formirao je Programski odbor</text:span></text:p>
        </text:list-item>
      </text:list>
      <text:p text:style-name="P50"/>
      <text:p text:style-name="Standard"><text:span text:style-name="T1"><text:s text:c="2"/>Postuslovi:</text:span></text:p>
      <text:list xml:id="list1098370469234008574" text:style-name="WWNum16">
        <text:list-item>
          <text:p text:style-name="P19"><text:span text:style-name="T1">Tacno formulisana tema skupa</text:span></text:p>
        </text:list-item>
        <text:list-item>
          <text:p text:style-name="P19"><text:span text:style-name="T1">Formirana je lista recenzenata<text:tab/></text:span></text:p>
        </text:list-item>
      </text:list>
      <text:p text:style-name="P54"><text:span text:style-name="T1"><text:tab/></text:span></text:p>
      <text:p text:style-name="Standard"><text:span text:style-name="T1"><text:s text:c="2"/>Glavni tok:</text:span></text:p>
      <text:list xml:id="list5039248513713654369" text:style-name="WWNum19">
        <text:list-item>
          <text:p text:style-name="P20"><text:span text:style-name="T1">Programski odbor otvara prvu sednicu</text:span></text:p>
        </text:list-item>
        <text:list-item>
          <text:p text:style-name="P20"><text:span text:style-name="T1">Programski odbor formulise tacnu temu skupa na osnovu predlozene teme</text:span></text:p>
        </text:list-item>
        <text:list-item>
          <text:p text:style-name="P20"><text:span text:style-name="T1">Programski odbor usvaja tacnu temu skupa</text:span></text:p>
        </text:list-item>
        <text:list-item>
          <text:p text:style-name="P20"><text:span text:style-name="T1">Programski odbor predlaze listu recenzenata skupa</text:span></text:p>
        </text:list-item>
        <text:list-item>
          <text:p text:style-name="P20"><text:span text:style-name="T1">Programski odbor usvaja listu recenzenata skupa</text:span></text:p>
        </text:list-item>
      </text:list>
      <text:p text:style-name="P50"/>
      <text:p text:style-name="Standard"><text:span text:style-name="T1"><text:s text:c="2"/>Napomena:</text:span></text:p>
      <text:p text:style-name="P58"><text:span text:style-name="T1">Izbor recenzenata bi logicki trebalo da pripada slucaju upotrebe “Odredjivanje organa skupa”. Medjutim, izbor recenzenata se odvija na istoj sednici kao I formulisanje teme, pa su zbog toga grupisani u jedan slucaj upotrebe.</text:span></text:p>
      <text:p text:style-name="P59"/>
      <text:p text:style-name="P59"/>
      <text:p text:style-name="P60"/>
      <text:p text:style-name="P59"/>
      <text:p text:style-name="P59"/>
      <text:p text:style-name="P59"/>
      <text:p text:style-name="Standard"><text:span text:style-name="T1">4) <text:s/>Slucaj upotrebe:</text:span></text:p>
      <text:p text:style-name="Standard"><text:span text:style-name="T1"><text:tab/>Utvrdjivanje mesta I vremena odrzavanja skupa</text:span></text:p>
      <text:p text:style-name="P50"/>
      <text:p text:style-name="Standard"><text:span text:style-name="T1"><text:s text:c="4"/>Opis: </text:span></text:p>
      <text:p text:style-name="Standard"><text:span text:style-name="T1"><text:tab/>Organizacioni odbor na sednici donosi odluke o tome gde I kada ce se skup odrzati, kao I koliko ce skup trajati</text:span></text:p>
      <text:p text:style-name="P50"/>
      <text:p text:style-name="Standard"><text:span text:style-name="T1"><text:s text:c="5"/>Akteri:</text:span></text:p>
      <text:list xml:id="list5281814422669309454" text:style-name="WWNum20">
        <text:list-item>
          <text:p text:style-name="P21"><text:span text:style-name="T1">Organizacioni odbor</text:span></text:p>
        </text:list-item>
      </text:list>
      <text:p text:style-name="P50"/>
      <text:p text:style-name="Standard"><text:span text:style-name="T1"><text:s text:c="4"/>Preduslovi:</text:span></text:p>
      <text:list xml:id="list992690940875455521" text:style-name="WWNum21">
        <text:list-item>
          <text:p text:style-name="P22"><text:span text:style-name="T1">Senat univerziteta formirao je Organizacioni odbor</text:span></text:p>
        </text:list-item>
      </text:list>
      <text:p text:style-name="P50"><text:soft-page-break/></text:p>
      <text:p text:style-name="Standard"><text:span text:style-name="T1"><text:s text:c="3"/>Postuslovi:</text:span></text:p>
      <text:list xml:id="list5388750243968461884" text:style-name="WWNum22">
        <text:list-item>
          <text:p text:style-name="P23"><text:span text:style-name="T1">Utvrdjeno je mesto odrzavanja skupa</text:span></text:p>
        </text:list-item>
        <text:list-item>
          <text:p text:style-name="P23"><text:span text:style-name="T1">Utvrdjeno je vreme odrzavanja skupa</text:span></text:p>
        </text:list-item>
        <text:list-item>
          <text:p text:style-name="P23"><text:span text:style-name="T1">Utvrdjeno je trajanje skupa</text:span></text:p>
        </text:list-item>
      </text:list>
      <text:p text:style-name="P50"/>
      <text:p text:style-name="Standard"><text:span text:style-name="T1"><text:s text:c="3"/>Glavni tok:</text:span></text:p>
      <text:list xml:id="list3669277004850349239" text:style-name="WWNum23">
        <text:list-item>
          <text:p text:style-name="P24"><text:span text:style-name="T1">Organizacioni odbor razmatra moguca mesta za odrzavanje skupa koja mogu da prihvate ocekivani broj ucesnika</text:span></text:p>
        </text:list-item>
        <text:list-item>
          <text:p text:style-name="P24"><text:span text:style-name="T1">Organizacioni odbor donosi odluku o mestu odrzavanja skupa</text:span></text:p>
        </text:list-item>
        <text:list-item>
          <text:p text:style-name="P24"><text:span text:style-name="T1">Organizacioni odbor odredjuje trajanje skupa na osnovu pretpostavki o broju I trajanju izlaganja</text:span></text:p>
        </text:list-item>
        <text:list-item>
          <text:p text:style-name="P24"><text:span text:style-name="T1">Organizacioni odbor razmatra najpogodnije vreme odrzavanja skupa</text:span></text:p>
        </text:list-item>
        <text:list-item>
          <text:p text:style-name="P24"><text:span text:style-name="T1">Organizacioni odbor donosi odluku o vremenu odrzavanja skupa</text:span></text:p>
        </text:list-item>
      </text:list>
      <text:p text:style-name="P50"/>
      <text:p text:style-name="P50"/>
      <text:p text:style-name="P50"/>
      <text:p text:style-name="P56"/>
      <text:p text:style-name="P50"/>
      <text:p text:style-name="P50"/>
      <text:p text:style-name="P50"/>
      <text:p text:style-name="Standard"><text:span text:style-name="T1">5) Slucaj upotrebe:</text:span></text:p>
      <text:p text:style-name="Standard"><text:span text:style-name="T1"><text:tab/>Oblikovanje radnih dokumenata skupa</text:span></text:p>
      <text:p text:style-name="P50"/>
      <text:p text:style-name="Standard"><text:span text:style-name="T1"><text:s text:c="4"/>Opis: </text:span></text:p>
      <text:p text:style-name="Standard"><text:span text:style-name="T1"><text:tab/>Oblikuju se I usvajaju radna dokumenta skupa. </text:span></text:p>
      <text:p text:style-name="P50"/>
      <text:p text:style-name="Standard"><text:span text:style-name="T1"><text:s text:c="4"/>Akteri:</text:span></text:p>
      <text:list xml:id="list4212528526347261730" text:style-name="WWNum24">
        <text:list-item>
          <text:p text:style-name="P25"><text:span text:style-name="T1">Sekretar skupa</text:span></text:p>
        </text:list-item>
        <text:list-item>
          <text:p text:style-name="P25"><text:span text:style-name="T1">Organizacioni odbor</text:span></text:p>
        </text:list-item>
      </text:list>
      <text:p text:style-name="P50"/>
      <text:p text:style-name="Standard"><text:span text:style-name="T1"><text:s text:c="3"/>Preduslovi:</text:span></text:p>
      <text:p text:style-name="Standard"><text:span text:style-name="T1"><text:tab/>---</text:span></text:p>
      <text:p text:style-name="P50"/>
      <text:p text:style-name="Standard"><text:span text:style-name="T1"><text:s text:c="2"/>Postuslovi:</text:span></text:p>
      <text:p text:style-name="Standard"><text:span text:style-name="T1"><text:tab/>Oblikovana su radna dokumenta potrebna za dalju organizaciju skupa</text:span></text:p>
      <text:p text:style-name="P50"/>
      <text:p text:style-name="Standard"><text:span text:style-name="T1"><text:s text:c="2"/>Glavni tok:</text:span></text:p>
      <text:list xml:id="list3997111646879861983" text:style-name="WWNum25">
        <text:list-item>
          <text:p text:style-name="P26"><text:span text:style-name="T1">Sekretar skupa oblikuje radna dokumenta</text:span></text:p>
        </text:list-item>
        <text:list-item>
          <text:p text:style-name="P26"><text:span text:style-name="T1">Sekratar skupa prosledjuje radna dokumenta Organizacionom odboru</text:span></text:p>
        </text:list-item>
        <text:list-item>
          <text:p text:style-name="P26"><text:span text:style-name="T1">Organizacioni odbor usvaja predlog radnih dokumenata</text:span></text:p>
        </text:list-item>
      </text:list>
      <text:p text:style-name="P50"/>
      <text:p text:style-name="Standard"><text:span text:style-name="T1"><text:s text:c="2"/>Alternativni tokovi:</text:span></text:p>
      <text:p text:style-name="Standard"><text:span text:style-name="T1"><text:s text:c="14"/>A1) Ako Organizacioni odbor nije zadovoljan predlogom radnih dokumenata, dokumenta se vracaju sekretaru skupa uz primedbe vezane za njih</text:span></text:p>
      <text:p text:style-name="P61"><text:span text:style-name="T1">A2) Sekretar skupa vrsi izmene radnih dokumenata</text:span></text:p>
      <text:p text:style-name="P61"><text:span text:style-name="T1">A3) Slucaj upotrebe nastavlja se od koraka 2) glavnog toka</text:span></text:p>
      <text:p text:style-name="P50"/>
      <text:p text:style-name="Standard"><text:span text:style-name="T1">Ulazni elementi:</text:span></text:p>
      <text:list xml:id="list1676041119802789023" text:style-name="WWNum27">
        <text:list-item>
          <text:p text:style-name="P27"><text:span text:style-name="T1">Odluka o mestu odrzavanja skupa</text:span></text:p>
        </text:list-item>
        <text:list-item>
          <text:p text:style-name="P27"><text:span text:style-name="T1">Odluka o trajanju skupa</text:span></text:p>
        </text:list-item>
        <text:list-item>
          <text:p text:style-name="P27"><text:span text:style-name="T1">Odluka o vremenu odrzavanja skupa</text:span></text:p>
        </text:list-item>
      </text:list>
      <text:p text:style-name="P50"/>
      <text:p text:style-name="Standard"><text:span text:style-name="T1">Izlazni elementi:</text:span></text:p>
      <text:list xml:id="list4081585744061546132" text:style-name="WWNum28">
        <text:list-item>
          <text:p text:style-name="P28"><text:span text:style-name="T1">Informacije o skupu – ovo je radni document koji sluzi za interno obavestavanje o skupu. Obavezno sadrzi:</text:span></text:p>
          <text:list>
            <text:list-item>
              <text:p text:style-name="P28"><text:span text:style-name="T1">Naziv skupa</text:span></text:p>
            </text:list-item>
            <text:list-item>
              <text:p text:style-name="P28"><text:span text:style-name="T1">Naziv I adresu organizatora skupa</text:span></text:p>
            </text:list-item>
            <text:list-item>
              <text:p text:style-name="P28"><text:span text:style-name="T1">Mesto, vreme pocetka I trajanje skupa</text:span></text:p>
            </text:list-item>
            <text:list-item>
              <text:p text:style-name="P28"><text:span text:style-name="T1">Elemente za komunikaciju</text:span></text:p>
            </text:list-item>
          </text:list>
        </text:list-item>
        <text:list-item>
          <text:p text:style-name="P28"><text:span text:style-name="T1">Poziv za ucesce u radu skupa I prijavljivanje tema radova – ovo je radni dokument koji sluzi za prijavljivanje autora I ucesnika. Obavezno sadrzi:</text:span></text:p>
          <text:list>
            <text:list-item>
              <text:p text:style-name="P28"><text:span text:style-name="T1">Naziv, mesto I vreme odrzavanja skupa</text:span></text:p>
            </text:list-item>
            <text:list-item>
              <text:p text:style-name="P28"><text:soft-page-break/><text:span text:style-name="T1">Naziv I adresu organizatora</text:span></text:p>
            </text:list-item>
            <text:list-item>
              <text:p text:style-name="P28"><text:span text:style-name="T1">Poziv za prijavu teme rada I kratkog sadrzaja</text:span></text:p>
            </text:list-item>
            <text:list-item>
              <text:p text:style-name="P28"><text:span text:style-name="T1">Rok za prijavljivanje teme rada</text:span></text:p>
            </text:list-item>
            <text:list-item>
              <text:p text:style-name="P28"><text:span text:style-name="T1">Elemente za komunikaciju</text:span></text:p>
            </text:list-item>
          </text:list>
        </text:list-item>
        <text:list-item>
          <text:p text:style-name="P28"><text:span text:style-name="T1">Uputstvo za oblikovanje rada</text:span></text:p>
        </text:list-item>
      </text:list>
      <text:p text:style-name="P50"/>
      <text:p text:style-name="P50"/>
      <text:p text:style-name="P62"/>
      <text:p text:style-name="P50"/>
      <text:p text:style-name="P50"/>
      <text:p text:style-name="Standard"><text:span text:style-name="T1">PRIKUPLJANJE RADOVA I PRIJAVE UCESNIKA</text:span></text:p>
      <text:p text:style-name="P62"/>
      <text:p text:style-name="P50"/>
      <text:p text:style-name="P50"/>
      <text:list xml:id="list4858098981104366309" text:style-name="WWNum29">
        <text:list-item>
          <text:p text:style-name="P29"><text:span text:style-name="T1">Slucaj upotrebe:</text:span></text:p>
        </text:list-item>
      </text:list>
      <text:p text:style-name="P63"><text:span text:style-name="T1">Prijavljivanje za ucesce na skupu</text:span></text:p>
      <text:p text:style-name="P64"/>
      <text:p text:style-name="P63"><text:span text:style-name="T1">Opis:</text:span></text:p>
      <text:p text:style-name="P63"><text:span text:style-name="T1">Potencijalni ucesnik se prijavljuje za ucesce na skupu</text:span></text:p>
      <text:p text:style-name="P64"/>
      <text:p text:style-name="P63"><text:span text:style-name="T1">Akteri:</text:span></text:p>
      <text:list xml:id="list7399715147462799266" text:style-name="WWNum30">
        <text:list-item>
          <text:p text:style-name="P30"><text:span text:style-name="T1">Sekretar skupa</text:span></text:p>
        </text:list-item>
        <text:list-item>
          <text:p text:style-name="P30"><text:span text:style-name="T1">Potencijalni ucesnik</text:span></text:p>
        </text:list-item>
      </text:list>
      <text:p text:style-name="P50"/>
      <text:p text:style-name="P51"><text:span text:style-name="T1">Preduslovi:</text:span></text:p>
      <text:list xml:id="list3832197596295060849" text:style-name="WWNum31">
        <text:list-item>
          <text:p text:style-name="P31"><text:span text:style-name="T1">Formulisana su radna dokumenta</text:span></text:p>
        </text:list-item>
        <text:list-item>
          <text:p text:style-name="P31"><text:span text:style-name="T1">Potencijalni ucesnik je priznati strucnjak iz oblasti kojom se bavi skup</text:span></text:p>
        </text:list-item>
      </text:list>
      <text:p text:style-name="P52"/>
      <text:p text:style-name="P51"><text:span text:style-name="T1">Postuslovi:</text:span></text:p>
      <text:list xml:id="list2306789804389526670" text:style-name="WWNum32">
        <text:list-item>
          <text:p text:style-name="P32"><text:span text:style-name="T1">Kreirana je lista prijavljenih autora I tema</text:span></text:p>
        </text:list-item>
      </text:list>
      <text:p text:style-name="P50"/>
      <text:p text:style-name="P51"><text:span text:style-name="T1">Glavni tok:</text:span></text:p>
      <text:list xml:id="list4594935974499923847" text:style-name="WWNum33">
        <text:list-item>
          <text:p text:style-name="P33"><text:span text:style-name="T1">Sekretar skupa salje potencijalnom ucesniku radna dokumenta</text:span></text:p>
        </text:list-item>
        <text:list-item>
          <text:p text:style-name="P33"><text:span text:style-name="T1">Ucesnik se prijavljuje na sistem </text:span></text:p>
        </text:list-item>
      </text:list>
      <text:p text:style-name="P43"><text:span text:style-name="T1">2.1) Ucesnik potvrdjuje svoj identitet verifikacijom elektronske adrese</text:span></text:p>
      <text:p text:style-name="Standard"><text:span text:style-name="T1"><text:tab/><text:tab/>3) <text:s text:c="2"/>Ucesnik unosi temu I kratak opis rada</text:span></text:p>
      <text:p text:style-name="Standard"><text:bookmark text:name="_GoBack"/><text:span text:style-name="T1"><text:tab/><text:tab/>4) <text:s text:c="2"/>Sekretar skupa preuzima informacije o prijavljenom ucesniku I temi</text:span></text:p>
      <text:p text:style-name="P50"/>
      <text:p text:style-name="Standard"><text:span text:style-name="T1"><text:tab/>Alternativni tokovi:</text:span></text:p>
      <text:p text:style-name="Standard"><text:span text:style-name="T1"><text:tab/><text:tab/>A1) Ukoliko potencijalni ucesnik nije verifikovao svoju elektronsku adresu, slucaj upotrebe <text:tab/><text:tab/><text:tab/>se zavrsava</text:span></text:p>
      <text:p text:style-name="Standard"><text:span text:style-name="T1"><text:tab/><text:tab/></text:span></text:p>
      <text:p text:style-name="Standard"><text:span text:style-name="T1"><text:tab/>Ulazni elementi:</text:span></text:p>
      <text:list xml:id="list5654911671021666983" text:style-name="WWNum34">
        <text:list-item>
          <text:p text:style-name="P34"><text:span text:style-name="T1">Radna dokumenta</text:span></text:p>
        </text:list-item>
      </text:list>
      <text:p text:style-name="P50"/>
      <text:p text:style-name="P51"><text:span text:style-name="T1">Izlazni elementi:</text:span></text:p>
      <text:list xml:id="list8708548898196123212" text:style-name="WWNum35">
        <text:list-item>
          <text:p text:style-name="P35"><text:span text:style-name="T1">Spisak prijavljenih ucesnika</text:span></text:p>
        </text:list-item>
        <text:list-item>
          <text:p text:style-name="P35"><text:span text:style-name="T1">Spisak prijavljenih tema</text:span></text:p>
        </text:list-item>
      </text:list>
      <text:p text:style-name="List_20_Paragraph"><text:span text:style-name="T1"/></text:p>
      <text:p text:style-name="List_20_Paragraph"><text:span text:style-name="T1"/></text:p>
      <text:p text:style-name="P44"><text:span text:style-name="T1"/></text:p>
      <text:p text:style-name="List_20_Paragraph"><text:span text:style-name="T1"/></text:p>
      <text:p text:style-name="List_20_Paragraph"><text:span text:style-name="T1"/></text:p>
      <text:list xml:id="list2816312720708619208" text:style-name="L1">
        <text:list-item>
          <text:p text:style-name="P36"><text:span text:style-name="T1">Slucaj upotrebe:</text:span></text:p>
        </text:list-item>
      </text:list>
      <text:p text:style-name="List_20_Paragraph"><text:span text:style-name="T1"><text:tab/>Odabir autora I tema</text:span></text:p>
      <text:p text:style-name="List_20_Paragraph"><text:span text:style-name="T1"/></text:p>
      <text:p text:style-name="List_20_Paragraph"><text:span text:style-name="T1">Opis:</text:span></text:p>
      <text:p text:style-name="List_20_Paragraph"><text:span text:style-name="T1"><text:tab/>Organizacioni odbor razmatra pregled prijavljenih tema bira teme koji najvise odgovaraju<text:tab/>temi skupa, a zatim obavestava izabrane autore o prihvatanju teme, kao I o roku za<text:tab/>predaju rada.</text:span></text:p>
      <text:p text:style-name="List_20_Paragraph"><text:span text:style-name="T1"/></text:p>
      <text:p text:style-name="List_20_Paragraph"><text:span text:style-name="T1">Akteri:</text:span></text:p>
      <text:list xml:id="list7507654037801897985" text:style-name="L5">
        <text:list-item>
          <text:list>
            <text:list-item>
              <text:list>
                <text:list-item>
                  <text:p text:style-name="P37"><text:soft-page-break/><text:span text:style-name="T1">Organizacioni odbor</text:span></text:p>
                </text:list-item>
                <text:list-item>
                  <text:p text:style-name="P37"><text:span text:style-name="T1">Autor</text:span></text:p>
                </text:list-item>
              </text:list>
            </text:list-item>
          </text:list>
        </text:list-item>
      </text:list>
      <text:p text:style-name="List_20_Paragraph"><text:span text:style-name="T1"/></text:p>
      <text:p text:style-name="List_20_Paragraph"><text:span text:style-name="T1">Preduslovi:</text:span></text:p>
      <text:list xml:id="list1302875467229543746" text:style-name="L6">
        <text:list-item>
          <text:list>
            <text:list-item>
              <text:list>
                <text:list-item>
                  <text:p text:style-name="P38"><text:span text:style-name="T1">Potencijalni autori su prijavili svoje radove</text:span></text:p>
                </text:list-item>
              </text:list>
            </text:list-item>
          </text:list>
        </text:list-item>
      </text:list>
      <text:p text:style-name="List_20_Paragraph"><text:span text:style-name="T1"/></text:p>
      <text:p text:style-name="List_20_Paragraph"><text:span text:style-name="T1">Postuslovi:</text:span></text:p>
      <text:list xml:id="list5546878150091303554" text:style-name="L7">
        <text:list-item>
          <text:list>
            <text:list-item>
              <text:list>
                <text:list-item>
                  <text:p text:style-name="P39"><text:span text:style-name="T1">Formirana je lista izabranih radova</text:span></text:p>
                </text:list-item>
                <text:list-item>
                  <text:p text:style-name="P39"><text:span text:style-name="T1">Izabrani autori su obavesteni o prihvatanju tema</text:span></text:p>
                </text:list-item>
              </text:list>
            </text:list-item>
          </text:list>
        </text:list-item>
      </text:list>
      <text:p text:style-name="List_20_Paragraph"><text:span text:style-name="T1"/></text:p>
      <text:p text:style-name="List_20_Paragraph"><text:span text:style-name="T1">Glavni tok:</text:span></text:p>
      <text:list xml:id="list2533080474254007936" text:style-name="L8">
        <text:list-item>
          <text:list>
            <text:list-item>
              <text:list>
                <text:list-item>
                  <text:p text:style-name="P40"><text:span text:style-name="T1">Organizacioni odbor razmatra listu prijavljenih tema</text:span></text:p>
                </text:list-item>
                <text:list-item>
                  <text:p text:style-name="P40"><text:span text:style-name="T1">Organizacioni odbor bira teme koji najvise odgovaraju temi skupa</text:span></text:p>
                </text:list-item>
                <text:list-item>
                  <text:p text:style-name="P40"><text:span text:style-name="T1">Organizacioni odbor obavestava autore o prihvatanju teme</text:span></text:p>
                  <text:p text:style-name="P46"><text:span text:style-name="T1"/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46"><text:span text:style-name="T1"><text:s text:c="14"/>Ulazni elementi:</text:span></text:p>
                                          <text:list>
                                            <text:list-header>
                                              <text:p text:style-name="P46"><text:span text:style-name="T1"><text:s text:c="19"/>1) Lista prijavljenih tema</text:span></text:p>
                                              <text:p text:style-name="P46"><text:span text:style-name="T1"/></text:p>
                                              <text:p text:style-name="P46"><text:span text:style-name="T1"><text:s text:c="14"/>Izlazni elementi:</text:span></text:p>
                                              <text:p text:style-name="P46"><text:span text:style-name="T1"><text:s text:c="20"/>1) Pregled izabranih tema</text:span></text:p>
                                              <text:p text:style-name="P46"><text:span text:style-name="T1"><text:s text:c="20"/>2) Pregled izabranih auora</text:span></text:p>
                                              <text:p text:style-name="P46"><text:span text:style-name="T1"/></text:p>
                                            </text:list-header>
                                          </text:list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5"><text:span text:style-name="T1"><text:tab/><text:tab/></text:span></text:p>
      <text:p text:style-name="P45"><text:span text:style-name="T1"/></text:p>
      <text:p text:style-name="P45"><text:span text:style-name="T1"><text:tab/>--------------------------------------------------------------------------------------------------------------------------</text:span></text:p>
      <text:p text:style-name="P45"><text:span text:style-name="T1"/></text:p>
      <text:p text:style-name="P45"><text:span text:style-name="T1"/></text:p>
      <text:list xml:id="list2735424714437218826" text:style-name="L9">
        <text:list-item>
          <text:list>
            <text:list-item>
              <text:list>
                <text:list-item>
                  <text:p text:style-name="P47"><text:span text:style-name="T1">Slucaj upotrebe</text:span></text:p>
                </text:list-item>
              </text:list>
            </text:list-item>
          </text:list>
        </text:list-item>
      </text:list>
      <text:p text:style-name="P45"><text:span text:style-name="T1"><text:tab/><text:tab/><text:tab/>Prijem radova</text:span></text:p>
      <text:p text:style-name="P45"><text:span text:style-name="T1"><text:tab/><text:tab/></text:span></text:p>
      <text:p text:style-name="P45"><text:span text:style-name="T1"><text:tab/><text:tab/>Opis: <text:s/></text:span></text:p>
      <text:p text:style-name="P45"><text:span text:style-name="T1"><text:tab/><text:tab/><text:tab/>Podnosilac rada salje rad sekretaru skupa u zadatom formatu</text:span></text:p>
      <text:p text:style-name="P45"><text:span text:style-name="T1"/></text:p>
      <text:p text:style-name="P45"><text:span text:style-name="T1"><text:tab/><text:tab/>Akteri:</text:span></text:p>
      <text:p text:style-name="P45"><text:span text:style-name="T1"><text:tab/><text:tab/><text:tab/>1) Podnosilac rada</text:span></text:p>
      <text:p text:style-name="P45"><text:span text:style-name="T1"><text:tab/><text:tab/><text:tab/>2) Sekretar skupa</text:span></text:p>
      <text:p text:style-name="P45"><text:span text:style-name="T1"/></text:p>
      <text:p text:style-name="P45"><text:span text:style-name="T1"><text:tab/><text:tab/>Preduslovi:</text:span></text:p>
      <text:p text:style-name="P45"><text:span text:style-name="T1"><text:tab/><text:tab/><text:tab/>1) Tema odabranog autora je prihvacena od strane sekretara skupa</text:span></text:p>
      <text:p text:style-name="P45"><text:span text:style-name="T1"><text:tab/><text:tab/><text:tab/>2) Rad je u ispravnoj formi propisanom od strane Organizacionog odbora u <text:tab/><text:tab/><text:tab/><text:tab/>sklopu radnih dokumenata<text:tab/><text:tab/></text:span></text:p>
      <text:p text:style-name="P45"><text:tab/><text:tab/><text:tab/><text:span text:style-name="T1">3) Rad je poslat pre krajnjeg roka za predaju </text:span></text:p>
      <text:p text:style-name="P45"/>
      <text:p text:style-name="P45"><text:span text:style-name="T1"><text:tab/><text:tab/>Postuslovi:</text:span></text:p>
      <text:p text:style-name="P45"><text:span text:style-name="T1"><text:tab/><text:tab/><text:tab/>1) Sekretar skupa je primio odabrane radove od podnosioca rada</text:span></text:p>
      <text:p text:style-name="P45"><text:span text:style-name="T1"/></text:p>
      <text:p text:style-name="P45"><text:span text:style-name="T1"><text:tab/><text:tab/>Glavni tok:</text:span></text:p>
      <text:p text:style-name="P45"><text:span text:style-name="T1"><text:tab/><text:tab/><text:tab/>1) Podnosilac rada salje rad sekretaru skupa</text:span></text:p>
      <text:p text:style-name="P45"><text:span text:style-name="T1"><text:tab/><text:tab/><text:tab/>2) Ukoliko podnosilac rada zeli da rad bude izdat na vise jezika</text:span></text:p>
      <text:p text:style-name="P45"><text:span text:style-name="T1"><text:tab/><text:tab/><text:tab/><text:tab/>2.1) Podnosilac navodi spisak jezika na kojima zeli da rad bude izdat</text:span></text:p>
      <text:p text:style-name="P45"><text:span text:style-name="T1"><text:tab/><text:tab/><text:tab/>3) Sekretar skupa proverava formu rada</text:span></text:p>
      <text:p text:style-name="P45"><text:span text:style-name="T1"><text:tab/><text:tab/><text:tab/>4) Sekretar skupa odbor potvrdjuje prijem rada</text:span></text:p>
      <text:p text:style-name="P45"><text:span text:style-name="T1"/></text:p>
      <text:p text:style-name="P45"><text:span text:style-name="T1"><text:tab/><text:tab/>Alternativni tokovi:</text:span></text:p>
      <text:p text:style-name="P45"><text:span text:style-name="T1"><text:tab/><text:tab/><text:tab/>A1) Sekretar skupa zakljucuje da rad nije u prihvatljivoj formi</text:span></text:p>
      <text:p text:style-name="P45"><text:span text:style-name="T1"><text:tab/><text:tab/><text:tab/>A2) Sekretar skupa javlja podnosiocu rada sta nije u redu sa radom</text:span></text:p>
      <text:p text:style-name="P45"><text:span text:style-name="T1"><text:tab/><text:tab/><text:tab/>A3) Podnosilac moze ispraviti rad I nastaviti od koraka 1) glavnog toka</text:span></text:p>
      <text:p text:style-name="P45"><text:span text:style-name="T1"><text:tab/><text:tab/><text:tab/>B1) Ako je rad je predat posle zadnjeg roka za predaju slucaj upotrebe se<text:tab/><text:tab/><text:tab/><text:tab/> zavrsava</text:span></text:p>
      <text:p text:style-name="P45"><text:span text:style-name="T1"/></text:p>
      <text:p text:style-name="P45"><text:span text:style-name="T1"><text:tab/><text:tab/>Ulazni elementi:</text:span></text:p>
      <text:p text:style-name="P45"><text:span text:style-name="T1"><text:tab/><text:tab/><text:tab/>1) Rad na prihvacenu temu</text:span></text:p>
      <text:p text:style-name="P45"><text:span text:style-name="T1"/></text:p>
      <text:p text:style-name="P45"><text:soft-page-break/><text:span text:style-name="T1"><text:tab/><text:tab/>Izlazni elementi:</text:span></text:p>
      <text:p text:style-name="P45"><text:span text:style-name="T1"><text:tab/><text:tab/><text:tab/>1) Pregled predatih radova</text:span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8"><text:span text:style-name="T1"/></text:p>
      <text:p text:style-name="P45"><text:span text:style-name="T1"/></text:p>
      <text:p text:style-name="P50"/>
      <text:p text:style-name="Standard"><text:span text:style-name="T1">IZBOR RADOVA I UTVRDJIVANJE PROGRAMA RADA</text:span></text:p>
      <text:p text:style-name="P68"/>
      <text:p text:style-name="P67"/>
      <text:p text:style-name="P67"/>
      <text:p text:style-name="P67"/>
      <text:p text:style-name="P67"><text:tab/>1) Slucaj upotrebe:</text:p>
      <text:p text:style-name="P67"><text:tab/><text:tab/>Analiza I klasifikacija radova</text:p>
      <text:p text:style-name="P67"/>
      <text:p text:style-name="P67"><text:tab/> Opis:</text:p>
      <text:p text:style-name="P67"><text:tab/><text:tab/>Organizacioni odbor na svom sastanku analizira primljene radove, vrsi njihovu<text:tab/><text:tab/><text:tab/><text:tab/>klasifikaciju u skladu sa podrucjima rada skupa I dostavlja jednu po jednu kopiju<text:tab/><text:tab/><text:tab/><text:tab/>recenzentu, odredjenom od strane programskog odbora. Uz kopiju rada recenzent se<text:tab/><text:tab/><text:tab/>obavestava o roku za dostavljanje misljenja o tome da li rad moze ili ne moze da se uvrsti<text:tab/><text:tab/>u program skupa.</text:p>
      <text:p text:style-name="P67"/>
      <text:p text:style-name="P67"><text:tab/>Akteri:</text:p>
      <text:p text:style-name="P67"><text:tab/><text:tab/>1) Organizacioni odbor</text:p>
      <text:p text:style-name="P67"><text:tab/></text:p>
      <text:p text:style-name="P67"><text:tab/>Preduslovi:</text:p>
      <text:p text:style-name="P67"><text:tab/><text:tab/>1) Organizacioni odbor je dobio pregled predatih radova</text:p>
      <text:p text:style-name="P67"/>
      <text:p text:style-name="P67"><text:tab/>Postuslovi:</text:p>
      <text:p text:style-name="P67"><text:tab/><text:tab/>1) Predati radovi su klasifikovani u skladu sa podrucjima rada skupa</text:p>
      <text:p text:style-name="P67"><text:tab/><text:tab/>2) Klasifikovani radovi su poslati recenzentima</text:p>
      <text:p text:style-name="P67"><text:tab/></text:p>
      <text:p text:style-name="P67"><text:tab/>Glavni tok:</text:p>
      <text:p text:style-name="P67"><text:tab/><text:tab/>1) Organizacioni odbor analizira primljene radove</text:p>
      <text:p text:style-name="P67"><text:tab/><text:tab/>2) Organizacioni odbor klasifikuje primljene radove</text:p>
      <text:p text:style-name="P67"><text:tab/><text:tab/>3) Organizacioni odbor salje jednu po jednu kopiju rada potencijalnim recenzentima</text:p>
      <text:p text:style-name="P67"/>
      <text:p text:style-name="P67"><text:tab/>Ulazni elementi:</text:p>
      <text:p text:style-name="P67"><text:tab/><text:tab/>1) Pregled predatih radova</text:p>
      <text:p text:style-name="P67"><text:tab/><text:tab/>2) Lista potencijalnih recenzenata</text:p>
      <text:p text:style-name="P67"/>
      <text:p text:style-name="P67"><text:tab/>Izlazni elementi:</text:p>
      <text:p text:style-name="P67"><text:tab/><text:tab/>1) Klasifikacija radova</text:p>
      <text:p text:style-name="P67"/>
      <text:p text:style-name="P67"/>
      <text:p text:style-name="P70"/>
      <text:p text:style-name="P67"/>
      <text:p text:style-name="P67"/>
      <text:p text:style-name="P67"/>
      <text:p text:style-name="P67"><text:tab/>2) Slucaj upotrebe:</text:p>
      <text:p text:style-name="P67"><text:tab/><text:tab/>Recenzija rada</text:p>
      <text:p text:style-name="P67"/>
      <text:p text:style-name="P67"><text:tab/>Opis:</text:p>
      <text:p text:style-name="P67"><text:tab/><text:tab/>Recenzent cita rad, ocenjuje ga I salje misljenje o radu organizacionom odboru u<text:tab/><text:tab/><text:tab/>slobodnoj formi</text:p>
      <text:p text:style-name="P67"/>
      <text:p text:style-name="P67"><text:tab/>Akteri:</text:p>
      <text:p text:style-name="P67"><text:tab/><text:tab/>1) Recenzent</text:p>
      <text:p text:style-name="P67"><text:tab/><text:tab/>2) Organizacioni odbor</text:p>
      <text:p text:style-name="P67"/>
      <text:p text:style-name="P67"><text:soft-page-break/><text:tab/>Preduslovi:</text:p>
      <text:p text:style-name="P67"><text:tab/><text:tab/>1) Recenzent je primio rukopis od Organizacionog odbora</text:p>
      <text:p text:style-name="P67"/>
      <text:p text:style-name="P67"><text:tab/>Postuslovi:</text:p>
      <text:p text:style-name="P67"><text:tab/><text:tab/>Rukopis je ocenjen od strane recenzenta</text:p>
      <text:p text:style-name="P67"/>
      <text:p text:style-name="P67"><text:tab/>Glavni tok:</text:p>
      <text:p text:style-name="Text_20_body"><text:tab/><text:tab/>1<text:span text:style-name="T1">) Recenzent cita dostavljeni rukopis</text:span></text:p>
      <text:p text:style-name="Text_20_body"><text:span text:style-name="T1"><text:tab/><text:tab/>2) Recenzent pise misljenje o rukopisu u slobodnoj formi</text:span></text:p>
      <text:p text:style-name="Text_20_body"><text:span text:style-name="T1"><text:tab/><text:tab/>3) Recenzent salje misljenje Organizacionom odboru</text:span></text:p>
      <text:p text:style-name="Text_20_body"><text:span text:style-name="T1"/></text:p>
      <text:p text:style-name="P67"><text:tab/>Alternativni tokovi:</text:p>
      <text:p text:style-name="P67"><text:tab/><text:tab/>A1) Recenzent nije na vreme dostavio misljenje Organizacionom odboru, slucaj upotrebe<text:tab/><text:tab/> se zavrsava<text:tab/></text:p>
      <text:p text:style-name="P67"/>
      <text:p text:style-name="P67"><text:tab/>Ulazni elementi:</text:p>
      <text:p text:style-name="P67"><text:tab/><text:tab/>1) Kopija rukopisa</text:p>
      <text:p text:style-name="P67"/>
      <text:p text:style-name="P67"><text:tab/>Izlazni elementi:</text:p>
      <text:p text:style-name="P67"><text:tab/><text:tab/>1) Misljenje recenzenta o rukopisu</text:p>
      <text:p text:style-name="P67"/>
      <text:p text:style-name="P67"/>
      <text:p text:style-name="P70"/>
      <text:p text:style-name="P67"/>
      <text:p text:style-name="P67"/>
      <text:p text:style-name="P67"/>
      <text:p text:style-name="P67"><text:tab/>3) Slucaj upotrebe:</text:p>
      <text:p text:style-name="P67"><text:tab/><text:tab/>Izbor radova</text:p>
      <text:p text:style-name="P67"/>
      <text:p text:style-name="P67"><text:tab/> <text:s/>Opis:</text:p>
      <text:p text:style-name="P67"><text:tab/><text:tab/>Programski odbor skupa razmatra misljenja recenzenata I za svaki rad donosi odluku o<text:tab/><text:tab/><text:tab/>njegovom prihvatanju ili odbijanju</text:p>
      <text:p text:style-name="P67"/>
      <text:p text:style-name="P67"><text:tab/> Akteri:</text:p>
      <text:p text:style-name="P67"><text:tab/><text:tab/>1) Programski odbor</text:p>
      <text:p text:style-name="P67"/>
      <text:p text:style-name="P67"><text:tab/>Preduslovi:</text:p>
      <text:p text:style-name="P67"><text:tab/><text:tab/>1) Recenzenti su ocenili rukopis</text:p>
      <text:p text:style-name="P67"/>
      <text:p text:style-name="P67"><text:tab/>Postuslovi:</text:p>
      <text:p text:style-name="P67"><text:tab/><text:tab/>1) Sa svaki rad je doneta odluka o njegovom prihvatanju ili odbijanju</text:p>
      <text:p text:style-name="P67"/>
      <text:p text:style-name="P67"><text:tab/>Glavni tok:</text:p>
      <text:p text:style-name="P67"><text:tab/><text:tab/>1) Programski odbor razmatra ocene recenzenata sa svaki rad</text:p>
      <text:p text:style-name="P67"><text:tab/><text:tab/>2) Programski odbor formira odluku o tome koji ce radovi biti izlagani</text:p>
      <text:p text:style-name="P67"/>
      <text:p text:style-name="P67"><text:tab/>Alternativni tokovi:</text:p>
      <text:p text:style-name="P67"><text:tab/><text:tab/>/</text:p>
      <text:p text:style-name="P67"/>
      <text:p text:style-name="P67"><text:tab/>Ulazni elementi:</text:p>
      <text:p text:style-name="P67"><text:tab/><text:tab/>1) Recenzije radova</text:p>
      <text:p text:style-name="P67"/>
      <text:p text:style-name="P67"><text:tab/>Izlazni elementi:</text:p>
      <text:p text:style-name="P67"><text:tab/><text:tab/>1) Odluka o tome koji ce se radovi izlagati</text:p>
      <text:p text:style-name="P67"/>
      <text:p text:style-name="P67"/>
      <text:p text:style-name="P67"/>
      <text:p text:style-name="P70"/>
      <text:p text:style-name="P67"/>
      <text:p text:style-name="P67"/>
      <text:p text:style-name="P67"><text:soft-page-break/><text:tab/>4) Slucaj upotrebe:</text:p>
      <text:p text:style-name="P67"><text:tab/><text:tab/>Utvrdjivanje programa rada</text:p>
      <text:p text:style-name="P67"/>
      <text:p text:style-name="P67"><text:tab/>Opis:</text:p>
      <text:p text:style-name="P67"><text:tab/><text:tab/>Na osnovu odluke Programskog odbora Organizacioni odbor oblikuje program rada<text:tab/><text:tab/><text:tab/>skupa</text:p>
      <text:p text:style-name="P67"/>
      <text:p text:style-name="P67"><text:tab/>Akteri:</text:p>
      <text:p text:style-name="P67"><text:tab/><text:tab/>1) Organizacioni odbor</text:p>
      <text:p text:style-name="P67"/>
      <text:p text:style-name="P67"><text:tab/>Preduslovi:</text:p>
      <text:p text:style-name="P67"><text:tab/><text:tab/>1) Programski odbor je doneo odluku koji ce se radovi izlagati</text:p>
      <text:p text:style-name="P67"/>
      <text:p text:style-name="P67"><text:tab/>Postuslovi:</text:p>
      <text:p text:style-name="P67"><text:tab/><text:tab/>1) Radovi su tematski podeljene na sesija</text:p>
      <text:p text:style-name="P67"><text:tab/><text:tab/>2) Formiran je program rada skupa</text:p>
      <text:p text:style-name="P67"/>
      <text:p text:style-name="P67"><text:tab/>Glavni tok:</text:p>
      <text:p text:style-name="P67"><text:tab/><text:tab/>1) Organizacioni odbor razmatra odluku Programskog odbora I tematski raspodeljuje<text:tab/><text:tab/><text:tab/>radove u sesije</text:p>
      <text:p text:style-name="P67"><text:tab/><text:tab/>2) Organizacioni odbor odredjuje nacin rada svake sesije</text:p>
      <text:p text:style-name="P67"><text:tab/><text:tab/>3) Organizacioni odbor odredjuje salu za svaku od sesija</text:p>
      <text:p text:style-name="P67"><text:tab/><text:tab/>4) Organizacioni odbor odredjuje vreme pocetka I vreme kraja sesije</text:p>
      <text:p text:style-name="P67"><text:tab/><text:tab/>5) Organizacioni odbor odredjuje vreme pocetka I kraja izlaganja svakog rada unutar<text:tab/><text:tab/><text:tab/>sesije</text:p>
      <text:p text:style-name="P67"><text:tab/><text:tab/>6) Organizacioni odbor opciono odredjuje dodatne aktivnosti</text:p>
      <text:p text:style-name="P67"/>
      <text:p text:style-name="P67"><text:tab/>Alternativni tokovi:</text:p>
      <text:p text:style-name="P67"><text:tab/><text:tab/>/</text:p>
      <text:p text:style-name="P67"/>
      <text:p text:style-name="P67"><text:tab/>Ulazni elementi:</text:p>
      <text:p text:style-name="P67"><text:tab/><text:tab/>1) Odluka programskog odbora</text:p>
      <text:p text:style-name="P67"><text:tab/><text:tab/>2) Lista raspolozivih sala</text:p>
      <text:p text:style-name="P67"/>
      <text:p text:style-name="P67"><text:tab/>Izlazni elementi:</text:p>
      <text:p text:style-name="P67"><text:tab/><text:tab/>1) Program rada skupa</text:p>
      <text:p text:style-name="P67"><text:tab/></text:p>
      <text:p text:style-name="P67"/>
      <text:p text:style-name="P67"/>
      <text:p text:style-name="P70"/>
      <text:p text:style-name="P67"/>
      <text:p text:style-name="P67"/>
      <text:p text:style-name="P67"><text:tab/>5) Slucaj upotrebe:</text:p>
      <text:p text:style-name="P67"><text:tab/><text:tab/>Obavestavanje ucesnika</text:p>
      <text:p text:style-name="P67"/>
      <text:p text:style-name="P67"><text:tab/>Opis:</text:p>
      <text:p text:style-name="P67"><text:tab/><text:tab/>Sekretar skupa dostavlja program rada skupa prijavljenim I potencijalnim ucesnicima bez<text:tab/><text:tab/>rada, a ucesnicima sa radovima uz to jos salje I potvrdu o prihvatanju rada</text:p>
      <text:p text:style-name="P67"/>
      <text:p text:style-name="P67"><text:tab/>Akteri:</text:p>
      <text:p text:style-name="P67"><text:tab/><text:tab/>Sekretar skupa</text:p>
      <text:p text:style-name="P67"/>
      <text:p text:style-name="P67"><text:tab/>Preduslovi:</text:p>
      <text:p text:style-name="P67"><text:tab/><text:tab/>1) Formiran je program rada</text:p>
      <text:p text:style-name="P67"/>
      <text:p text:style-name="P67"><text:tab/>Postuslovi:</text:p>
      <text:p text:style-name="P67"><text:tab/><text:tab/>1) Ucesnici su obavesteni o programu rada skupa</text:p>
      <text:p text:style-name="P67"/>
      <text:p text:style-name="P67"><text:tab/>Glavni tok:</text:p>
      <text:p text:style-name="P67"><text:tab/><text:tab/>1) Sekretar skupa salje potrebnu dokumentaciju prijavljenim I potencijalnim ucesnicima <text:tab/><text:tab/><text:tab/>skupa</text:p>
      <text:p text:style-name="P67"><text:tab/></text:p>
      <text:p text:style-name="P67"><text:tab/>Alternativni tokovi:</text:p>
      <text:p text:style-name="P67"><text:soft-page-break/><text:tab/><text:tab/>/</text:p>
      <text:p text:style-name="P67"/>
      <text:p text:style-name="P67"><text:tab/>Ulazni elementi:</text:p>
      <text:p text:style-name="P67"><text:tab/><text:tab/>1) Program rada skupa</text:p>
      <text:p text:style-name="P67"/>
      <text:p text:style-name="P67"><text:tab/>Izlazni elementi:</text:p>
      <text:p text:style-name="P67"><text:tab/><text:tab/>/</text:p>
      <text:p text:style-name="P67"/>
      <text:p text:style-name="P70"/>
      <text:p text:style-name="P67"/>
      <text:p text:style-name="P67"/>
      <text:p text:style-name="P67"><text:tab/>6) Slucaj upotrebe:</text:p>
      <text:p text:style-name="P67"><text:tab/><text:tab/>Prijava dodatnog sadrzaja</text:p>
      <text:p text:style-name="P67"/>
      <text:p text:style-name="P67"><text:tab/>Opis:</text:p>
      <text:p text:style-name="P67"><text:tab/><text:tab/>Ucesnik prijavljuje dodatni sadrzaj preko portala I po potrebi placa sadrzaj</text:p>
      <text:p text:style-name="P67"/>
      <text:p text:style-name="P67"><text:tab/>Akteri:</text:p>
      <text:p text:style-name="P67"><text:tab/><text:tab/>1) Ucesnik</text:p>
      <text:p text:style-name="P67"/>
      <text:p text:style-name="P67"><text:tab/>Preduslovi:</text:p>
      <text:p text:style-name="P67"><text:tab/><text:tab/>1) Postoje dodatni sadrzaji u sklopu skupa</text:p>
      <text:p text:style-name="P45"><text:span text:style-name="T1"/></text:p>
      <text:p text:style-name="P45"><text:span text:style-name="T1"><text:tab/>Postuslovi:</text:span></text:p>
      <text:p text:style-name="P45"><text:span text:style-name="T1"><text:tab/><text:tab/>1) Ucesnik je prijavio dodatni sadrzaj</text:span></text:p>
      <text:p text:style-name="P45"><text:span text:style-name="T1"/></text:p>
      <text:p text:style-name="P45"><text:span text:style-name="T1"><text:tab/>Glavni tok:</text:span></text:p>
      <text:p text:style-name="P45"><text:span text:style-name="T1"><text:tab/><text:tab/>1) Ucesnik trazi od sistema informacije o dodatnim sadrzajima</text:span></text:p>
      <text:p text:style-name="P45"><text:span text:style-name="T1"><text:tab/><text:tab/>2) Ucesnik bira dodatne sadrzaje za koje je zainteresovan</text:span></text:p>
      <text:p text:style-name="P45"><text:span text:style-name="T1"><text:tab/><text:tab/>3) Ukoliko se neki od dodatnih sadrzaja naplacuju</text:span></text:p>
      <text:p text:style-name="P45"><text:span text:style-name="T1"><text:tab/><text:tab/><text:tab/>3.1) Ucesnik placa dodatne sadrzaje preko kreditne kartice</text:span></text:p>
      <text:p text:style-name="P45"><text:span text:style-name="T1"/></text:p>
      <text:p text:style-name="P45"><text:span text:style-name="T1"><text:tab/>Alternativni tokovi:</text:span></text:p>
      <text:p text:style-name="P45"><text:span text:style-name="T1"><text:tab/><text:tab/>A1) Ukoliko nema dodatnih sadrzaja planiranih za skup</text:span></text:p>
      <text:p text:style-name="P45"><text:span text:style-name="T1"><text:tab/><text:tab/><text:tab/>A1.1) Slucaj upotrebe se zavrsava</text:span></text:p>
      <text:p text:style-name="P45"><text:span text:style-name="T1"><text:tab/><text:tab/>B1) Ukoliko informacije o kreditnoj kartici nisu ispravne ili na kartici nema dovoljno<text:tab/><text:tab/><text:tab/>sredstava</text:span></text:p>
      <text:p text:style-name="P45"><text:span text:style-name="T1"><text:tab/><text:tab/><text:tab/>B1.1) Slucaj upotrebe se zavrsava</text:span></text:p>
      <text:p text:style-name="P45"><text:span text:style-name="T1"/></text:p>
      <text:p text:style-name="P45"><text:span text:style-name="T1"><text:tab/>Ulazni elementi:</text:span></text:p>
      <text:p text:style-name="P45"><text:span text:style-name="T1"><text:tab/><text:tab/>1) Spisak dodatnih aktivnosti planiranih za skup</text:span></text:p>
      <text:p text:style-name="P45"><text:span text:style-name="T1"/></text:p>
      <text:p text:style-name="P45"><text:span text:style-name="T1"><text:tab/>Izlazni elementi:</text:span></text:p>
      <text:p text:style-name="P45"><text:span text:style-name="T1"><text:tab/><text:tab/>1) Spisak prijavljenih ucesnika za svaku dodatnu aktivnost<text:tab/><text:tab/></text:span></text:p>
      <text:p text:style-name="P45"><text:span text:style-name="T1"/></text:p>
      <text:p text:style-name="P45"><text:span text:style-name="T1"/></text:p>
      <text:p text:style-name="P45"><text:span text:style-name="T1"><text:tab/> Napomena:</text:span></text:p>
      <text:p text:style-name="P45"><text:span text:style-name="T1"><text:tab/><text:tab/>U slucaju da je za neku dodatnu aktivnost mala zainteresovanost, Organizacioni odbor <text:tab/><text:tab/><text:tab/>moze da otkaze tu aktivnost, uz obavezno vracanje novca.</text:span></text:p>
      <text:p text:style-name="P45"><text:span text:style-name="T1"/></text:p>
      <text:p text:style-name="P45"><text:span text:style-name="T1"/></text:p>
      <text:p text:style-name="P49"><text:span text:style-name="T1"/></text:p>
      <text:p text:style-name="P45"><text:span text:style-name="T1"/></text:p>
      <text:p text:style-name="P45"><text:span text:style-name="T1"/></text:p>
      <text:p text:style-name="P45"><text:span text:style-name="T1"><text:tab/>7) Slucaj upotrebe:</text:span></text:p>
      <text:p text:style-name="P45"><text:span text:style-name="T1"><text:tab/><text:tab/>Citanje recenzija</text:span></text:p>
      <text:p text:style-name="P45"><text:span text:style-name="T1"/></text:p>
      <text:p text:style-name="P45"><text:span text:style-name="T1"><text:tab/>Opis:</text:span></text:p>
      <text:p text:style-name="P45"><text:span text:style-name="T1"><text:tab/><text:tab/>Autor cita recenzije za svoj rad I pismo od recenzenta. </text:span></text:p>
      <text:p text:style-name="P45"><text:span text:style-name="T1"/></text:p>
      <text:p text:style-name="P45"><text:span text:style-name="T1"><text:tab/>Akteri:</text:span></text:p>
      <text:p text:style-name="P45"><text:span text:style-name="T1"><text:tab/><text:tab/>1) Autor</text:span></text:p>
      <text:p text:style-name="P45"><text:soft-page-break/><text:span text:style-name="T1"/></text:p>
      <text:p text:style-name="P45"><text:span text:style-name="T1"><text:tab/>Preduslovi:</text:span></text:p>
      <text:p text:style-name="P45"><text:span text:style-name="T1"><text:tab/><text:tab/>1) Rad autora je prosao recenziju</text:span></text:p>
      <text:p text:style-name="P45"><text:span text:style-name="T1"/></text:p>
      <text:p text:style-name="P45"><text:span text:style-name="T1"><text:tab/>Postuslovi:</text:span></text:p>
      <text:p text:style-name="P45"><text:span text:style-name="T1"><text:tab/><text:tab/>/</text:span></text:p>
      <text:p text:style-name="P45"><text:span text:style-name="T1"/></text:p>
      <text:p text:style-name="P45"><text:span text:style-name="T1"><text:tab/>Glavni tok:</text:span></text:p>
      <text:p text:style-name="P45"><text:span text:style-name="T1"><text:tab/><text:tab/>1) Autor rada cita recenzije za svoj rad</text:span></text:p>
      <text:p text:style-name="P45"><text:span text:style-name="T1"><text:tab/><text:tab/>2) Ukoliko je recenzent poslao pismo autoru</text:span></text:p>
      <text:p text:style-name="P45"><text:span text:style-name="T1"><text:tab/><text:tab/><text:tab/>2.1) Autor cita pismo od recenzenta</text:span></text:p>
      <text:p text:style-name="P45"><text:span text:style-name="T1"/></text:p>
      <text:p text:style-name="P45"><text:span text:style-name="T1"><text:tab/>Alternativni tokovi:</text:span></text:p>
      <text:p text:style-name="P45"><text:span text:style-name="T1"><text:tab/><text:tab/>/</text:span></text:p>
      <text:p text:style-name="P45"><text:span text:style-name="T1"/></text:p>
      <text:p text:style-name="P45"><text:span text:style-name="T1"><text:tab/>Ulazni elementi:</text:span></text:p>
      <text:p text:style-name="P45"><text:span text:style-name="T1"><text:tab/><text:tab/>1) Recenzije rada</text:span></text:p>
      <text:p text:style-name="P45"><text:span text:style-name="T1"><text:tab/><text:tab/>2) Pismo recenzenta autoru</text:span></text:p>
      <text:p text:style-name="P45"><text:span text:style-name="T1"/></text:p>
      <text:p text:style-name="P45"><text:span text:style-name="T1"><text:tab/>Izlazi elementi:</text:span></text:p>
      <text:p text:style-name="P45"><text:span text:style-name="T1"><text:tab/><text:tab/>/</text:span></text:p>
      <text:p text:style-name="P45"><text:span text:style-name="T1"/></text:p>
      <text:p text:style-name="P45"><text:span text:style-name="T1"/></text:p>
      <text:p text:style-name="P48"><text:span text:style-name="T1"/></text:p>
      <text:p text:style-name="P45"><text:span text:style-name="T1"/></text:p>
      <text:p text:style-name="P45"><text:span text:style-name="T1"/></text:p>
      <text:p text:style-name="P66"><text:span text:style-name="T1">OBLIKOVANJE MATERIJALA ZA SKUP</text:span></text:p>
      <text:p text:style-name="P69"><text:span text:style-name="T1"/></text:p>
      <text:p text:style-name="P66"><text:span text:style-name="T1"/></text:p>
      <text:p text:style-name="P66"><text:span text:style-name="T1"/></text:p>
      <text:p text:style-name="P66"><text:span text:style-name="T1"><text:tab/>1) Slucaj upotrebe</text:span></text:p>
      <text:p text:style-name="P66"><text:span text:style-name="T1"><text:tab/><text:tab/>Oblikovanje pregleda ucesnika I rasporeda rada</text:span></text:p>
      <text:p text:style-name="P45"><text:span text:style-name="T1"/></text:p>
      <text:p text:style-name="P45"><text:span text:style-name="T1"><text:tab/>Opis:</text:span></text:p>
      <text:p text:style-name="P45"><text:span text:style-name="T1"><text:tab/><text:tab/>Sekretar skupa, na osnovu programa rada, kreira pregled ucesnika I raspored rada</text:span></text:p>
      <text:p text:style-name="P45"><text:span text:style-name="T1"/></text:p>
      <text:p text:style-name="P45"><text:span text:style-name="T1"><text:tab/>Akteri:</text:span></text:p>
      <text:p text:style-name="P45"><text:span text:style-name="T1"><text:tab/><text:tab/>1) Sekretar skupa</text:span></text:p>
      <text:p text:style-name="P45"><text:span text:style-name="T1"><text:tab/><text:tab/>2) Tehnicar</text:span></text:p>
      <text:p text:style-name="P45"><text:span text:style-name="T1"/></text:p>
      <text:p text:style-name="P45"><text:span text:style-name="T1"><text:tab/>Preduslovi:</text:span></text:p>
      <text:p text:style-name="P45"><text:span text:style-name="T1"><text:tab/><text:tab/>1) Formiran je program rada</text:span></text:p>
      <text:p text:style-name="P45"><text:span text:style-name="T1"><text:tab/><text:tab/>2) Izabran je nacin rada zvakog izlaganja ili sesije</text:span></text:p>
      <text:p text:style-name="P45"><text:span text:style-name="T1"/></text:p>
      <text:p text:style-name="P45"><text:span text:style-name="T1"><text:tab/>Postuslovi:</text:span></text:p>
      <text:p text:style-name="P45"><text:span text:style-name="T1"><text:tab/><text:tab/>1) Odstampan pregled ucesnika</text:span></text:p>
      <text:p text:style-name="P45"><text:span text:style-name="T1"><text:tab/><text:tab/>2) Odstampan raspored rada</text:span></text:p>
      <text:p text:style-name="P45"><text:span text:style-name="T1"/></text:p>
      <text:p text:style-name="P45"><text:span text:style-name="T1"><text:tab/>Glavni tok:</text:span></text:p>
      <text:p text:style-name="P45"><text:span text:style-name="T1"><text:tab/><text:tab/>1) Sekretar skupa formira pregled ucesnika na osnovu programa skupa</text:span></text:p>
      <text:p text:style-name="P45"><text:span text:style-name="T1"><text:tab/><text:tab/>2) Sekretar skupa formira raspored rada na osnovu programa skupa I nacina rada svake<text:tab/><text:tab/>sesije ili izlaganja</text:span></text:p>
      <text:p text:style-name="P45"><text:span text:style-name="T1"><text:tab/><text:tab/>3) Sekretar skupa odredjuje broj kopija za stampanje</text:span></text:p>
      <text:p text:style-name="P45"><text:span text:style-name="T1"><text:tab/><text:tab/>4) Sekretar sesije prosledjuje ova dokumenta tehnicaru</text:span></text:p>
      <text:p text:style-name="P45"><text:span text:style-name="T1"><text:tab/><text:tab/>5) Tehnicar stampa dostavljena dokumenta</text:span></text:p>
      <text:p text:style-name="P45"><text:span text:style-name="T1"/></text:p>
      <text:p text:style-name="P45"><text:span text:style-name="T1"><text:tab/>Alternativni tokovi:</text:span></text:p>
      <text:p text:style-name="P45"><text:span text:style-name="T1"><text:tab/><text:tab/>/</text:span></text:p>
      <text:p text:style-name="P45"><text:span text:style-name="T1"/></text:p>
      <text:p text:style-name="P45"><text:span text:style-name="T1"><text:tab/>Ulazni elementi:</text:span></text:p>
      <text:p text:style-name="P45"><text:span text:style-name="T1"><text:tab/><text:tab/>1) Program rada</text:span></text:p>
      <text:p text:style-name="P45"><text:span text:style-name="T1"><text:tab/><text:tab/>2) Nacin rada svih sesija ili izlaganja</text:span></text:p>
      <text:p text:style-name="P45"><text:soft-page-break/><text:span text:style-name="T1"/></text:p>
      <text:p text:style-name="P45"><text:span text:style-name="T1"><text:tab/>Izlazni elementi:<text:tab/><text:tab/></text:span></text:p>
      <text:p text:style-name="P45"><text:span text:style-name="T1"><text:tab/><text:tab/>1) Pregled ucesnika</text:span></text:p>
      <text:p text:style-name="P45"><text:span text:style-name="T1"><text:tab/><text:tab/>2) Raspored rada</text:span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9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><text:tab/>2) Slucaj upotrebe:</text:span></text:p>
      <text:p text:style-name="P45"><text:span text:style-name="T1"><text:tab/><text:tab/>Odredjivanje radnih tela skupa</text:span></text:p>
      <text:p text:style-name="P45"><text:span text:style-name="T1"><text:tab/></text:span></text:p>
      <text:p text:style-name="P45"><text:span text:style-name="T1"><text:tab/>Opis:</text:span></text:p>
      <text:p text:style-name="P45"><text:span text:style-name="T1"><text:tab/><text:tab/>U skladu sa programom rada organizacioni odbor na svom sastanku utvrdjuje sastav<text:tab/><text:tab/><text:tab/>radnih tela skupa</text:span></text:p>
      <text:p text:style-name="P45"><text:span text:style-name="T1"/></text:p>
      <text:p text:style-name="P45"><text:span text:style-name="T1"><text:tab/>Akteri:</text:span></text:p>
      <text:p text:style-name="P45"><text:span text:style-name="T1"><text:tab/><text:tab/>1) Organizacioni odbor</text:span></text:p>
      <text:p text:style-name="P45"><text:span text:style-name="T1"/></text:p>
      <text:p text:style-name="P45"><text:span text:style-name="T1"><text:tab/>Preduslovi:</text:span></text:p>
      <text:p text:style-name="P45"><text:span text:style-name="T1"><text:tab/><text:tab/>1) Formiran je program rada skupa</text:span></text:p>
      <text:p text:style-name="P45"><text:span text:style-name="T1"><text:tab/><text:tab/>2) Odlucen je nacin rada svake sesije</text:span></text:p>
      <text:p text:style-name="P45"><text:span text:style-name="T1"/></text:p>
      <text:p text:style-name="P45"><text:span text:style-name="T1"><text:tab/>Postuslovi:</text:span></text:p>
      <text:p text:style-name="P45"><text:span text:style-name="T1"><text:tab/><text:tab/>1) Izabran je predsedavajuci skupa</text:span></text:p>
      <text:p text:style-name="P45"><text:span text:style-name="T1"><text:tab/><text:tab/>2) Izabran je predsedavajuci za svaku sesiju</text:span></text:p>
      <text:p text:style-name="P45"><text:span text:style-name="T1"><text:tab/><text:tab/>3) Izabrana je recepcija</text:span></text:p>
      <text:p text:style-name="P45"><text:span text:style-name="T1"/></text:p>
      <text:p text:style-name="P45"><text:span text:style-name="T1"><text:tab/>Glavni tok:</text:span></text:p>
      <text:p text:style-name="P45"><text:span text:style-name="T1"><text:tab/><text:tab/>1) Organizacioni odbor odredjuje predsedavajuceg na nivou skupa</text:span></text:p>
      <text:p text:style-name="P45"><text:span text:style-name="T1"><text:tab/><text:tab/>2) Organizacioni odbor odredjuje predsedavajuce za svaku sesiju</text:span></text:p>
      <text:p text:style-name="P45"><text:span text:style-name="T1"><text:tab/><text:tab/>3) Organizacioni odbor odredjuje clanove recepcije</text:span></text:p>
      <text:p text:style-name="P45"><text:span text:style-name="T1"/></text:p>
      <text:p text:style-name="P45"><text:span text:style-name="T1"><text:tab/>Alternativni tokovi:</text:span></text:p>
      <text:p text:style-name="P45"><text:span text:style-name="T1"><text:tab/><text:tab/>/</text:span></text:p>
      <text:p text:style-name="P45"><text:span text:style-name="T1"/></text:p>
      <text:p text:style-name="P45"><text:span text:style-name="T1"><text:tab/>Ulazni elementi:</text:span></text:p>
      <text:p text:style-name="P45"><text:span text:style-name="T1"><text:tab/><text:tab/>1) Program rada skupa</text:span></text:p>
      <text:p text:style-name="P45"><text:span text:style-name="T1"><text:tab/><text:tab/>2) Nacin rada sesija</text:span></text:p>
      <text:p text:style-name="P45"><text:span text:style-name="T1"/></text:p>
      <text:p text:style-name="P45"><text:span text:style-name="T1"><text:tab/>Izlazni elementi:</text:span></text:p>
      <text:p text:style-name="P45"><text:span text:style-name="T1"><text:tab/><text:tab/>1) Informacije o predsedavajucem na nivou skupa</text:span></text:p>
      <text:p text:style-name="P45"><text:span text:style-name="T1"><text:tab/><text:tab/>2) Lista informacija o predsedavajucim na nivou sesije</text:span></text:p>
      <text:p text:style-name="P45"><text:span text:style-name="T1"><text:tab/><text:tab/>2) Lista informacija o recepcionarima</text:span></text:p>
      <text:p text:style-name="P45"><text:span text:style-name="T1"/></text:p>
      <text:p text:style-name="P45"><text:span text:style-name="T1"/></text:p>
      <text:p text:style-name="P49"><text:span text:style-name="T1"/></text:p>
      <text:p text:style-name="P45"><text:span text:style-name="T1"/></text:p>
      <text:p text:style-name="P45"><text:span text:style-name="T1"/></text:p>
      <text:p text:style-name="P45"><text:span text:style-name="T1"><text:tab/>3) Slucaj upotrebe:</text:span></text:p>
      <text:p text:style-name="P45"><text:span text:style-name="T1"><text:tab/><text:tab/>Prijem I registracija ucesnika skupa</text:span></text:p>
      <text:p text:style-name="P45"><text:span text:style-name="T1"/></text:p>
      <text:p text:style-name="P45"><text:span text:style-name="T1"><text:tab/>Opis:</text:span></text:p>
      <text:p text:style-name="P45"><text:span text:style-name="T1"><text:tab/><text:tab/>Recepcioner docekuje ucesnike, registruje ih I pruza im neophodne informacije o skupu,<text:tab/><text:tab/>ili pomoc u vezi sa smestajem, prevozom i drugim potrebama</text:span></text:p>
      <text:p text:style-name="P45"><text:span text:style-name="T1"/></text:p>
      <text:p text:style-name="P45"><text:span text:style-name="T1"><text:tab/>Akteri:</text:span></text:p>
      <text:p text:style-name="P45"><text:span text:style-name="T1"><text:tab/><text:tab/>1) Recepcioner</text:span></text:p>
      <text:p text:style-name="P45"><text:span text:style-name="T1"><text:tab/><text:tab/>2) Ucesnik</text:span></text:p>
      <text:p text:style-name="P45"><text:span text:style-name="T1"/></text:p>
      <text:p text:style-name="P45"><text:soft-page-break/><text:span text:style-name="T1"><text:tab/>Preduslovi:</text:span></text:p>
      <text:p text:style-name="P45"><text:span text:style-name="T1"><text:tab/></text:span></text:p>
      <text:p text:style-name="P45"><text:span text:style-name="T1"/></text:p>
      <text:p text:style-name="P45"><text:span text:style-name="T1"><text:tab/>Glavni tok:<text:tab/></text:span></text:p>
      <text:p text:style-name="P45"><text:span text:style-name="T1"><text:tab/><text:tab/>1) Ucesnik dolazi na recepciju I obraca se recepcioneru</text:span></text:p>
      <text:p text:style-name="P45"><text:span text:style-name="T1"><text:tab/><text:tab/>2) Recepcioner proverava da li je ucesnik prijavljen za ucesce na skupu</text:span></text:p>
      <text:p text:style-name="P45"><text:span text:style-name="T1"><text:tab/><text:tab/>3) Recepcioner registruje prisustvo ucesnika</text:span></text:p>
      <text:p text:style-name="P45"><text:span text:style-name="T1"><text:tab/><text:tab/>4) Recepcioner predaje ucesniku pregled ucesnika I raspored rada u stampanom obliku</text:span></text:p>
      <text:p text:style-name="P45"><text:span text:style-name="T1"><text:tab/><text:tab/>5) Ukoliko ucesnik ima dodatna pitanja ili trazi pomoc od recepcionera</text:span></text:p>
      <text:p text:style-name="P45"><text:span text:style-name="T1"><text:tab/><text:tab/><text:tab/>5.1) Recepcioner pruza ucesniku informacije ili pomoc</text:span></text:p>
      <text:p text:style-name="P45"><text:span text:style-name="T1"/></text:p>
      <text:p text:style-name="P45"><text:span text:style-name="T1"><text:tab/>Alternativni tokovi:</text:span></text:p>
      <text:p text:style-name="P45"><text:span text:style-name="T1"><text:tab/><text:tab/>A1) Recepcioner je zakljucio da prijava ne postoji ili nije validna</text:span></text:p>
      <text:p text:style-name="P45"><text:span text:style-name="T1"><text:tab/><text:tab/>A2) Slucaj upotrebe se zavrsava</text:span></text:p>
      <text:p text:style-name="P45"><text:span text:style-name="T1"/></text:p>
      <text:p text:style-name="P45"><text:span text:style-name="T1"><text:tab/>Ulazni elementi:</text:span></text:p>
      <text:p text:style-name="P45"><text:span text:style-name="T1"><text:tab/><text:tab/>1) Lista prijavljenih ucesnika</text:span></text:p>
      <text:p text:style-name="P45"><text:span text:style-name="T1"><text:tab/><text:tab/>2) Pregled ucesnika</text:span></text:p>
      <text:p text:style-name="P45"><text:span text:style-name="T1"><text:tab/><text:tab/>3) Raspored rada skupa</text:span></text:p>
      <text:p text:style-name="P45"><text:span text:style-name="T1"/></text:p>
      <text:p text:style-name="P45"><text:span text:style-name="T1"><text:tab/>Izlazni elementi:</text:span></text:p>
      <text:p text:style-name="P45"><text:span text:style-name="T1"><text:tab/><text:tab/>1) Lista prisutnih ucesnika</text:span></text:p>
      <text:p text:style-name="P45"><text:span text:style-name="T1"/></text:p>
      <text:p text:style-name="P45"><text:span text:style-name="T1"/></text:p>
      <text:p text:style-name="P49"><text:span text:style-name="T1"/></text:p>
      <text:p text:style-name="P45"><text:span text:style-name="T1"/></text:p>
      <text:p text:style-name="P45"><text:span text:style-name="T1"/></text:p>
      <text:p text:style-name="P45"><text:span text:style-name="T1"><text:tab/>4) Slucaj upotrebe:</text:span></text:p>
      <text:p text:style-name="P45"><text:span text:style-name="T1"><text:tab/><text:tab/>Odrzavanje sesije</text:span></text:p>
      <text:p text:style-name="P45"><text:span text:style-name="T1"/></text:p>
      <text:p text:style-name="P45"><text:span text:style-name="T1"><text:tab/>Opis:</text:span></text:p>
      <text:p text:style-name="P45"><text:span text:style-name="T1"><text:tab/><text:tab/>Odrzavanje sesija u skladu sa programom rada skupa. </text:span></text:p>
      <text:p text:style-name="P45"><text:span text:style-name="T1"/></text:p>
      <text:p text:style-name="P45"><text:span text:style-name="T1"><text:tab/>Akteri:</text:span></text:p>
      <text:p text:style-name="P45"><text:span text:style-name="T1"><text:tab/><text:tab/>1) Predsedavajuci sesije</text:span></text:p>
      <text:p text:style-name="P45"><text:span text:style-name="T1"><text:tab/><text:tab/>2) Izlagac</text:span></text:p>
      <text:p text:style-name="P45"><text:span text:style-name="T1"><text:tab/><text:tab/>3) Tehnicko lice</text:span></text:p>
      <text:p text:style-name="P45"><text:span text:style-name="T1"/></text:p>
      <text:p text:style-name="P45"><text:span text:style-name="T1"><text:tab/>Preduslovi:</text:span></text:p>
      <text:p text:style-name="P45"><text:span text:style-name="T1"><text:tab/><text:tab/>1) Plan odrzavanja sesije definisan je programom rada</text:span></text:p>
      <text:p text:style-name="P45"><text:span text:style-name="T1"><text:tab/><text:tab/>2) Predsednik sesije je prisutan<text:tab/><text:tab/></text:span></text:p>
      <text:p text:style-name="P45"><text:span text:style-name="T1"><text:tab/></text:span></text:p>
      <text:p text:style-name="P45"><text:span text:style-name="T1"><text:tab/>Postuslovi:</text:span></text:p>
      <text:p text:style-name="P45"><text:span text:style-name="T1"><text:tab/><text:tab/>1) Sesija je uspesno odrzana</text:span></text:p>
      <text:p text:style-name="P45"><text:span text:style-name="T1"/></text:p>
      <text:p text:style-name="P45"><text:span text:style-name="T1"><text:tab/>Glavni tok:</text:span></text:p>
      <text:p text:style-name="P45"><text:span text:style-name="T1"><text:tab/><text:tab/>1) Predsedavajuci drzi uvodnu rec</text:span></text:p>
      <text:p text:style-name="P45"><text:span text:style-name="T1"><text:tab/><text:tab/>2) Predsedavajuci daje rec izlagacima rada koji je sledeci na redu predvidjenim<text:tab/><text:tab/><text:tab/><text:tab/>programom rada</text:span></text:p>
      <text:p text:style-name="P45"><text:span text:style-name="T1"><text:tab/><text:tab/>3) Izlagaci izlazu rad</text:span></text:p>
      <text:p text:style-name="P45"><text:span text:style-name="T1"><text:tab/><text:tab/>4) Predsedavajuci odlucuje da li ce se odrzati pauza</text:span></text:p>
      <text:p text:style-name="P45"><text:span text:style-name="T1"><text:tab/><text:tab/>5) Ukoliko ima jos radova za izlaganje predvidjenih programom rada</text:span></text:p>
      <text:p text:style-name="P45"><text:span text:style-name="T1"><text:tab/><text:tab/><text:tab/>5.1) Slucaj upotrebe se nastavlja od koraka 2 glavnog toka</text:span></text:p>
      <text:p text:style-name="P45"><text:span text:style-name="T1"><text:tab/><text:tab/>6) Predsedavajuci drzi zavrsnu rec</text:span></text:p>
      <text:p text:style-name="P45"><text:span text:style-name="T1"/></text:p>
      <text:p text:style-name="P45"><text:span text:style-name="T1"><text:tab/>Alternativni tokovi:</text:span></text:p>
      <text:p text:style-name="P45"><text:span text:style-name="T1"><text:tab/><text:tab/>A1) Ukoliko neko od izlagaca nije prisutan</text:span></text:p>
      <text:p text:style-name="P45"><text:span text:style-name="T1"><text:tab/><text:tab/><text:tab/>A1.1) Ukoliko ostali izlagaci odluce da ipak pocnu sa izlaganjem</text:span></text:p>
      <text:p text:style-name="P45"><text:span text:style-name="T1"><text:tab/><text:tab/><text:tab/><text:tab/>A1.1.1) <text:s/>Nastavlja se od koraka 3) glavnog toka</text:span></text:p>
      <text:p text:style-name="P45"><text:span text:style-name="T1"><text:tab/><text:tab/><text:tab/>A1.2) Ukoliko ostali izlagaci odluce da cekaju</text:span></text:p>
      <text:p text:style-name="P45"><text:span text:style-name="T1"><text:tab/><text:tab/><text:tab/><text:tab/>A1.2.1) Predsedavajuci pomera izlaganje radova za kasnije</text:span></text:p>
      <text:p text:style-name="P45"><text:span text:style-name="T1"><text:tab/><text:tab/><text:tab/><text:tab/>A1.2.2) Nastavlja se od koraka 5) glavnog toka</text:span></text:p>
      <text:p text:style-name="P45"><text:span text:style-name="T1"><text:tab/><text:tab/>B1) Ukoliko postoje problemi sa opremom</text:span></text:p>
      <text:p text:style-name="P45"><text:soft-page-break/><text:span text:style-name="T1"><text:tab/><text:tab/><text:tab/>B1.1) Tehnicko lice otklanja probleme sa opremom</text:span></text:p>
      <text:p text:style-name="P45"><text:span text:style-name="T1"><text:tab/><text:tab/><text:tab/>B1.2) Nastavlja se od mesta na kome se desio problem</text:span></text:p>
      <text:p text:style-name="P45"><text:span text:style-name="T1"/></text:p>
      <text:p text:style-name="P45"><text:span text:style-name="T1"><text:tab/><text:tab/>C1) Ukoliko izlagaci probiju vremenski okvir koji im je dodeljen</text:span></text:p>
      <text:p text:style-name="P45"><text:span text:style-name="T1"><text:tab/><text:tab/><text:tab/>C1.1) Predsedavajuci oduzima rec izlagacima</text:span></text:p>
      <text:p text:style-name="P45"><text:span text:style-name="T1"><text:tab/><text:tab/><text:tab/>C1.2) Nastavlja se od koraka 5) glavnog toka</text:span></text:p>
      <text:p text:style-name="P45"><text:span text:style-name="T1"/></text:p>
      <text:p text:style-name="P45"><text:span text:style-name="T1"><text:tab/>Ulazni elementi:</text:span></text:p>
      <text:p text:style-name="P45"><text:span text:style-name="T1"><text:tab/><text:tab/>1) Program rada skupa</text:span></text:p>
      <text:p text:style-name="P45"><text:span text:style-name="T1"/></text:p>
      <text:p text:style-name="P45"><text:span text:style-name="T1"><text:tab/>Napomena:</text:span></text:p>
      <text:p text:style-name="P45"><text:span text:style-name="T1"><text:tab/><text:tab/>1) Otvaranje I zatvaranje skupa vrsi se preko posebnih sesija u vidu plenarnih sednica, <text:tab/><text:tab/><text:tab/>pod rukovodstvom predsednistva skupa. Sadrzaj otvaranja I zatvaranja skupa definisan je <text:tab/><text:tab/>programom rada skupa.</text:span></text:p>
      <text:p text:style-name="P45"><text:span text:style-name="T1"><text:tab/><text:tab/>2) Specijalne sesije mogu imati drugaciji tok izvrsavanja, koji je definisan programom<text:tab/><text:tab/><text:tab/>rada skupa. Na primer, u slucaju mini kursa, izlaganje vrse isti izlagaci u toku cele sesije,<text:tab/><text:tab/>tako da nije potrebno da predsedavajuci daje rec izlagacima</text:span></text:p>
      <text:p text:style-name="P45"><text:span text:style-name="T1"><text:tab/><text:tab/></text:span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9"><text:span text:style-name="T1"/></text:p>
      <text:p text:style-name="P45"><text:span text:style-name="T1"/></text:p>
      <text:p text:style-name="P45"><text:span text:style-name="T1"/></text:p>
      <text:p text:style-name="P45"><text:span text:style-name="T1"><text:tab/>5) Slucaj upotrebe:</text:span></text:p>
      <text:p text:style-name="P45"><text:span text:style-name="T1"><text:tab/><text:tab/>Izdavanje zbornika radova</text:span></text:p>
      <text:p text:style-name="P45"><text:span text:style-name="T1"/></text:p>
      <text:p text:style-name="P45"><text:span text:style-name="T1"><text:tab/>Opis:</text:span></text:p>
      <text:p text:style-name="P45"><text:span text:style-name="T1"/></text:p>
      <text:p text:style-name="P45"><text:span text:style-name="T1"><text:tab/></text:span></text:p>
      <text:p text:style-name="P45"><text:span text:style-name="T1"><text:tab/>Akteri:</text:span></text:p>
      <text:p text:style-name="P45"><text:span text:style-name="T1"><text:tab/><text:tab/>1) Urednik zbornika</text:span></text:p>
      <text:p text:style-name="P45"><text:tab/><text:tab/><text:span text:style-name="T1">2) Kolegijum urednika</text:span></text:p>
      <text:p text:style-name="P45"><text:span text:style-name="T1"><text:tab/><text:tab/>3) Prevodilac</text:span></text:p>
      <text:p text:style-name="P45"><text:span text:style-name="T1"><text:tab/><text:tab/>4) Lektor<text:tab/></text:span></text:p>
      <text:p text:style-name="P45"><text:span text:style-name="T1"><text:tab/><text:tab/>5) Tehnicki urednik</text:span></text:p>
      <text:p text:style-name="P45"><text:span text:style-name="T1"><text:tab/><text:tab/>6) Tehnicko lice</text:span></text:p>
      <text:p text:style-name="P45"><text:span text:style-name="T1"><text:tab/><text:tab/>7) Sekretar skupa</text:span></text:p>
      <text:p text:style-name="P45"><text:span text:style-name="T1"/></text:p>
      <text:p text:style-name="P45"><text:span text:style-name="T1"><text:tab/>Preduslovi:</text:span></text:p>
      <text:p text:style-name="P45"><text:span text:style-name="T1"><text:tab/><text:tab/></text:span></text:p>
      <text:p text:style-name="P45"><text:span text:style-name="T1"/></text:p>
      <text:p text:style-name="P45"><text:span text:style-name="T1"><text:tab/>Postuslovi:</text:span></text:p>
      <text:p text:style-name="P45"><text:span text:style-name="T1"><text:tab/><text:tab/>1) Izdat je zbornik radova</text:span></text:p>
      <text:p text:style-name="P45"><text:span text:style-name="T1"/></text:p>
      <text:p text:style-name="P45"><text:span text:style-name="T1"><text:tab/>Glavni tok:</text:span></text:p>
      <text:p text:style-name="P45"><text:span text:style-name="T1"><text:tab/><text:tab/>1) Sekretar skupa salje spisak radova sa propratnim dokumentima uredniku zbornika</text:span></text:p>
      <text:p text:style-name="P45"><text:span text:style-name="T1"><text:tab/><text:tab/>2) Ukoliko ima suizdavaca</text:span></text:p>
      <text:p text:style-name="P45"><text:span text:style-name="T1"><text:tab/><text:tab/><text:tab/>2.1) <text:s/>Urednik zbornika salje svim suizdavacima kopije radova sa propratnim<text:tab/><text:tab/><text:tab/><text:tab/>dokumentima</text:span></text:p>
      <text:p text:style-name="P45"><text:span text:style-name="T1"><text:tab/><text:tab/>3) Kolegijum urednika donosi konacnu odluku o tome koji ce radovi biti objavljeni</text:span></text:p>
      <text:p text:style-name="P45"><text:span text:style-name="T1"><text:tab/><text:tab/>4) Ukoliko je autor izabrao da se rad stampa na jeziku koji se razlikuje od jezika na kome <text:tab/><text:tab/>je pisan rad</text:span></text:p>
      <text:p text:style-name="P45"><text:span text:style-name="T1"><text:tab/><text:tab/><text:tab/>4.1) Prevodilac prevodi rad na izabrani jezik</text:span></text:p>
      <text:p text:style-name="P45"><text:span text:style-name="T1"><text:tab/><text:tab/>5) Lektor lektorise izabrane radove</text:span></text:p>
      <text:p text:style-name="P45"><text:span text:style-name="T1"><text:tab/><text:tab/>6) Tehnicki urednik formatira zbornik tako da zadovoljava sve specifikacije</text:span></text:p>
      <text:p text:style-name="P45"><text:span text:style-name="T1"><text:tab/><text:tab/>7) Tehnicko lice preuzima I stampa naznaceni broj kopija zbornika</text:span></text:p>
      <text:p text:style-name="P45"><text:span text:style-name="T1"/></text:p>
      <text:p text:style-name="P45"><text:span text:style-name="T1"><text:tab/>Alternativni tokovi:<text:tab/></text:span></text:p>
      <text:p text:style-name="P45"><text:span text:style-name="T1"><text:tab/><text:tab/></text:span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oft-page-break/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text-align="justify" style:justify-single-word="false" fo:orphans="2" fo:widows="2" style:writing-mode="lr-tb"/>
      <style:text-properties style:use-window-font-color="true" style:font-name="Arial1"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29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29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29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29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29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29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29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29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29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29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29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29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29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29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29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31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31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31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31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31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31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31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31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729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29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29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229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729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229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23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33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33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733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233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733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2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7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23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33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33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733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233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733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2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7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23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33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33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733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233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733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2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7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23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33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33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733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233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733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2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7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23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33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33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733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233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733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2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7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23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33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33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733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233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733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2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7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23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33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33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733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233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733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2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7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23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33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33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733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233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733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2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7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23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33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33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733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233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733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2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7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29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29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29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29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29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31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31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31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31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31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31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31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31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31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31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31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31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31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31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31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31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31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31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31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31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31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31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31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31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29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29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29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29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29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31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31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31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31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31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31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31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31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X</meta:initial-creator>
    <meta:editing-cycles>161</meta:editing-cycles>
    <meta:creation-date>2014-12-24T18:06:00</meta:creation-date>
    <dc:date>2014-12-28T06:15:34.63</dc:date>
    <meta:editing-duration>P2DT11H20M27S</meta:editing-duration>
    <meta:generator>OpenOffice/4.1.1$Win32 OpenOffice.org_project/411m6$Build-9775</meta:generator>
    <meta:document-statistic meta:table-count="0" meta:image-count="0" meta:object-count="0" meta:page-count="15" meta:paragraph-count="544" meta:word-count="2923" meta:character-count="20719"/>
    <meta:user-defined meta:name="AppVersion">14.0000</meta:user-defined>
    <meta:user-defined meta:name="Company">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